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4.842cm"/>
    </style:style>
    <style:style style:name="co8" style:family="table-column">
      <style:table-column-properties fo:break-before="auto" style:column-width="7.8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padding="0.071cm"/>
    </style:style>
    <style:style style:name="ce3" style:family="table-cell" style:parent-style-name="Default" style:data-style-name="N81"/>
    <style:style style:name="ce4" style:family="table-cell" style:parent-style-name="Default" style:data-style-name="N3"/>
    <style:style style:name="ce10" style:family="table-cell" style:parent-style-name="Default" style:data-style-name="N81">
      <style:table-cell-properties fo:padding="0.071cm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pPT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2];[.B2];[.C2];[.D2];[.E2])" office:value-type="string" office:string-value="10000aExp modelsteady shearEpsilon = 0.25" calcext:value-type="string">
            <text:p>10000aExp modelsteady shear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6371"/>
        </table:table-row>
        <table:table-row table:style-name="ro2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]/[.A5]" office:value-type="float" office:value="333.0001" calcext:value-type="float">
            <text:p>333,0001</text:p>
          </table:table-cell>
          <table:table-cell table:style-name="ce3" table:formula="of:=[.B5]-[.E5]" office:value-type="float" office:value="0.000006659998" calcext:value-type="float">
            <text:p>6,66E-06</text:p>
          </table:table-cell>
          <table:table-cell table:formula="of:=SQRT((3/2))*SQRT([.B5]/[.C5])" office:value-type="float" office:value="0.0173205028743358" calcext:value-type="float">
            <text:p>0,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6363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0006659991" calcext:value-type="float">
            <text:p>0,0006659991</text:p>
          </table:table-cell>
          <table:table-cell office:value-type="float" office:value="0.332999" calcext:value-type="float">
            <text:p>0,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006659991" calcext:value-type="float">
            <text:p>6,66E-04</text:p>
          </table:table-cell>
          <table:table-cell table:formula="of:=SQRT((3/2))*SQRT([.B6]/[.C6])" office:value-type="float" office:value="0.0547723009829771" calcext:value-type="float">
            <text:p>0,0547723009829771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,00E-08</text:p>
          </table:table-cell>
          <table:table-cell table:style-name="ce4"/>
          <table:table-cell table:formula="of:=[.C7]/[.A7]" office:value-type="float" office:value="332.9834" calcext:value-type="float">
            <text:p>332,9834</text:p>
          </table:table-cell>
          <table:table-cell table:style-name="ce3" table:formula="of:=[.B7]-[.E7]" office:value-type="float" office:value="0.06659334" calcext:value-type="float">
            <text:p>6,66E-02</text:p>
          </table:table-cell>
          <table:table-cell table:formula="of:=SQRT((3/2))*SQRT([.B7]/[.C7])" office:value-type="float" office:value="0.17320073735551" calcext:value-type="float">
            <text:p>0,17320073735551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6.594382" calcext:value-type="float">
            <text:p>6,594382</text:p>
          </table:table-cell>
          <table:table-cell office:value-type="float" office:value="33.13555" calcext:value-type="float">
            <text:p>33,135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,88E-09</text:p>
          </table:table-cell>
          <table:table-cell table:style-name="ce4"/>
          <table:table-cell table:formula="of:=[.C8]/[.A8]" office:value-type="float" office:value="331.3555" calcext:value-type="float">
            <text:p>331,3555</text:p>
          </table:table-cell>
          <table:table-cell table:style-name="ce3" table:formula="of:=[.B8]-[.E8]" office:value-type="float" office:value="6.594382" calcext:value-type="float">
            <text:p>6,59E+00</text:p>
          </table:table-cell>
          <table:table-cell table:formula="of:=SQRT((3/2))*SQRT([.B8]/[.C8])" office:value-type="float" office:value="0.54636841894315" calcext:value-type="float">
            <text:p>0,54636841894315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,7174</text:p>
          </table:table-cell>
          <table:table-cell office:value-type="float" office:value="250.7787" calcext:value-type="float">
            <text:p>250,77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,67E-09</text:p>
          </table:table-cell>
          <table:table-cell table:style-name="ce4"/>
          <table:table-cell table:formula="of:=[.C9]/[.A9]" office:value-type="float" office:value="250.7787" calcext:value-type="float">
            <text:p>250,7787</text:p>
          </table:table-cell>
          <table:table-cell table:style-name="ce3" table:formula="of:=[.B9]-[.E9]" office:value-type="float" office:value="377.7174" calcext:value-type="float">
            <text:p>3,78E+02</text:p>
          </table:table-cell>
          <table:table-cell table:formula="of:=SQRT((3/2))*SQRT([.B9]/[.C9])" office:value-type="float" office:value="1.50308590387184" calcext:value-type="float">
            <text:p>1,50308590387184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,83</text:p>
          </table:table-cell>
          <table:table-cell office:value-type="float" office:value="612.7228" calcext:value-type="float">
            <text:p>612,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,37E-09</text:p>
          </table:table-cell>
          <table:table-cell table:style-name="ce4"/>
          <table:table-cell table:formula="of:=[.C10]/[.A10]" office:value-type="float" office:value="61.27228" calcext:value-type="float">
            <text:p>61,27228</text:p>
          </table:table-cell>
          <table:table-cell table:style-name="ce3" table:formula="of:=[.B10]-[.E10]" office:value-type="float" office:value="2254.83" calcext:value-type="float">
            <text:p>2,25E+03</text:p>
          </table:table-cell>
          <table:table-cell table:formula="of:=SQRT((3/2))*SQRT([.B10]/[.C10])" office:value-type="float" office:value="2.34947328478266" calcext:value-type="float">
            <text:p>2,34947328478266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,41</text:p>
          </table:table-cell>
          <table:table-cell office:value-type="float" office:value="895.5066" calcext:value-type="float">
            <text:p>895,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,67E-09</text:p>
          </table:table-cell>
          <table:table-cell table:style-name="ce4"/>
          <table:table-cell table:formula="of:=[.C11]/[.A11]" office:value-type="float" office:value="8.955066" calcext:value-type="float">
            <text:p>8,955066</text:p>
          </table:table-cell>
          <table:table-cell table:style-name="ce3" table:formula="of:=[.B11]-[.E11]" office:value-type="float" office:value="4816.41" calcext:value-type="float">
            <text:p>4,82E+03</text:p>
          </table:table-cell>
          <table:table-cell table:formula="of:=SQRT((3/2))*SQRT([.B11]/[.C11])" office:value-type="float" office:value="2.84035719273104" calcext:value-type="float">
            <text:p>2,84035719273104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,317</text:p>
          </table:table-cell>
          <table:table-cell office:value-type="float" office:value="1123.517" calcext:value-type="float">
            <text:p>1123,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,92E-09</text:p>
          </table:table-cell>
          <table:table-cell table:style-name="ce4"/>
          <table:table-cell table:formula="of:=[.C12]/[.A12]" office:value-type="float" office:value="1.123517" calcext:value-type="float">
            <text:p>1,123517</text:p>
          </table:table-cell>
          <table:table-cell table:style-name="ce3" table:formula="of:=[.B12]-[.E12]" office:value-type="float" office:value="7581.317" calcext:value-type="float">
            <text:p>7,58E+03</text:p>
          </table:table-cell>
          <table:table-cell table:formula="of:=SQRT((3/2))*SQRT([.B12]/[.C12])" office:value-type="float" office:value="3.18147220681695" calcext:value-type="float">
            <text:p>3,18147220681695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,04E+04</text:p>
          </table:table-cell>
          <table:table-cell office:value-type="float" office:value="1318.151" calcext:value-type="float">
            <text:p>1318,1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,92E-09</text:p>
          </table:table-cell>
          <table:table-cell table:style-name="ce4"/>
          <table:table-cell table:formula="of:=[.C13]/[.A13]" office:value-type="float" office:value="0.1318151" calcext:value-type="float">
            <text:p>0,1318151</text:p>
          </table:table-cell>
          <table:table-cell table:style-name="ce3" table:formula="of:=[.B13]-[.E13]" office:value-type="float" office:value="10435.55" calcext:value-type="float">
            <text:p>1,04E+04</text:p>
          </table:table-cell>
          <table:table-cell table:formula="of:=SQRT((3/2))*SQRT([.B13]/[.C13])" office:value-type="float" office:value="3.44604321522618" calcext:value-type="float">
            <text:p>3,44604321522618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,33E+04</text:p>
          </table:table-cell>
          <table:table-cell office:value-type="float" office:value="1490.29" calcext:value-type="float">
            <text:p>1490,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,58E-09</text:p>
          </table:table-cell>
          <table:table-cell table:style-name="ce4"/>
          <table:table-cell table:formula="of:=[.C14]/[.A14]" office:value-type="float" office:value="0.0149029" calcext:value-type="float">
            <text:p>0,0149029</text:p>
          </table:table-cell>
          <table:table-cell table:style-name="ce3" table:formula="of:=[.B14]-[.E14]" office:value-type="float" office:value="13339.11" calcext:value-type="float">
            <text:p>1,33E+04</text:p>
          </table:table-cell>
          <table:table-cell table:formula="of:=SQRT((3/2))*SQRT([.B14]/[.C14])" office:value-type="float" office:value="3.66415353253453" calcext:value-type="float">
            <text:p>3,66415353253453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,63E+04</text:p>
          </table:table-cell>
          <table:table-cell office:value-type="float" office:value="1646.08" calcext:value-type="float">
            <text:p>1646,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,67E-09</text:p>
          </table:table-cell>
          <table:table-cell table:style-name="ce4"/>
          <table:table-cell table:formula="of:=[.C15]/[.A15]" office:value-type="float" office:value="0.00164608" calcext:value-type="float">
            <text:p>0,00164608</text:p>
          </table:table-cell>
          <table:table-cell table:style-name="ce3" table:formula="of:=[.B15]-[.E15]" office:value-type="float" office:value="16273.71" calcext:value-type="float">
            <text:p>1,63E+04</text:p>
          </table:table-cell>
          <table:table-cell table:formula="of:=SQRT((3/2))*SQRT([.B15]/[.C15])" office:value-type="float" office:value="3.85091069052297" calcext:value-type="float">
            <text:p>3,85091069052297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7];[.B17];[.C17];[.D17];[.E17])" office:value-type="string" office:string-value="10000bExp modelsteady uniaxial elongationEpsilon = 0.25" calcext:value-type="string">
            <text:p>10000bExp modelsteady uniaxial elongation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20]-[.E20])/[.A20]" office:value-type="float" office:value="999.1001" calcext:value-type="float">
            <text:p>999,1001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21" calcext:value-type="float">
            <text:p>0,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,82E-06</text:p>
          </table:table-cell>
          <table:table-cell/>
          <table:table-cell table:formula="of:=([.B21]-[.E21])/[.A21]" office:value-type="float" office:value="999.9981" calcext:value-type="float">
            <text:p>999,9981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,97E-09</text:p>
          </table:table-cell>
          <table:table-cell/>
          <table:table-cell table:formula="of:=([.B22]-[.E22])/[.A22]" office:value-type="float" office:value="1009.1403" calcext:value-type="float">
            <text:p>1009,1403</text:p>
          </table:table-cell>
          <table:table-cell table:number-columns-repeated="3"/>
          <table:table-cell>
            <draw:frame draw:z-index="0" draw:style-name="gr1" draw:text-style-name="P1" svg:width="15.992cm" svg:height="8.979cm" svg:x="0.711cm" svg:y="0.367cm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5896" calcext:value-type="float">
            <text:p>81,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,82E-09</text:p>
          </table:table-cell>
          <table:table-cell/>
          <table:table-cell table:formula="of:=([.B23]-[.E23])/[.A23]" office:value-type="float" office:value="1113.8198" calcext:value-type="float">
            <text:p>1113,8198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,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,56E-09</text:p>
          </table:table-cell>
          <table:table-cell/>
          <table:table-cell table:formula="of:=([.B24]-[.E24])/[.A24]" office:value-type="float" office:value="1495.03748" calcext:value-type="float">
            <text:p>1495,03748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,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,61E-09</text:p>
          </table:table-cell>
          <table:table-cell/>
          <table:table-cell table:formula="of:=([.B25]-[.E25])/[.A25]" office:value-type="float" office:value="440.63066" calcext:value-type="float">
            <text:p>440,63066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,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,98E-09</text:p>
          </table:table-cell>
          <table:table-cell/>
          <table:table-cell table:formula="of:=([.B26]-[.E26])/[.A26]" office:value-type="float" office:value="74.397349" calcext:value-type="float">
            <text:p>74,397349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,62E-09</text:p>
          </table:table-cell>
          <table:table-cell/>
          <table:table-cell table:formula="of:=([.B27]-[.E27])/[.A27]" office:value-type="float" office:value="10.4924766" calcext:value-type="float">
            <text:p>10,4924766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,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,54E-09</text:p>
          </table:table-cell>
          <table:table-cell/>
          <table:table-cell table:formula="of:=([.B28]-[.E28])/[.A28]" office:value-type="float" office:value="1.35516267" calcext:value-type="float">
            <text:p>1,35516267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,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,88E-09</text:p>
          </table:table-cell>
          <table:table-cell/>
          <table:table-cell table:formula="of:=([.B29]-[.E29])/[.A29]" office:value-type="float" office:value="0.166137068" calcext:value-type="float">
            <text:p>0,166137068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,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,34E-09</text:p>
          </table:table-cell>
          <table:table-cell/>
          <table:table-cell table:formula="of:=([.B30]-[.E30])/[.A30]" office:value-type="float" office:value="0.0196772749" calcext:value-type="float">
            <text:p>0,0196772749</text:p>
          </table:table-cell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16375"/>
        </table:table-row>
        <table:table-row table:style-name="ro1">
          <table:table-cell office:value-type="string" calcext:value-type="string">
            <text:p>1000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2];[.B32];[.C32];[.D32];[.E32])" office:value-type="string" office:string-value="10000cExp modelsteady planar elongationEpsilon = 0.25" calcext:value-type="string">
            <text:p>10000cExp modelsteady planar elongation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,06658669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" calcext:value-type="float">
            <text:p>3,96E-07</text:p>
          </table:table-cell>
          <table:table-cell/>
          <table:table-cell table:formula="of:=([.B35]-[.G35])/[.A35]" office:value-type="float" office:value="1332.0002" calcext:value-type="float">
            <text:p>1332,0002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17" calcext:value-type="float">
            <text:p>0,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,6646677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799" calcext:value-type="float">
            <text:p>4,82E-06</text:p>
          </table:table-cell>
          <table:table-cell/>
          <table:table-cell table:formula="of:=([.B36]-[.G36])/[.A36]" office:value-type="float" office:value="1331.9994" calcext:value-type="float">
            <text:p>1331,9994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579" calcext:value-type="float">
            <text:p>9,97E-09</text:p>
          </table:table-cell>
          <table:table-cell/>
          <table:table-cell table:formula="of:=([.B37]-[.G37])/[.A37]" office:value-type="float" office:value="1332.2664" calcext:value-type="float">
            <text:p>1332,2664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0115" calcext:value-type="float">
            <text:p>81,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,5818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861" calcext:value-type="float">
            <text:p>9,72E-09</text:p>
          </table:table-cell>
          <table:table-cell/>
          <table:table-cell table:formula="of:=([.B38]-[.G38])/[.A38]" office:value-type="float" office:value="1357.8302" calcext:value-type="float">
            <text:p>1357,8302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,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,37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86228" calcext:value-type="float">
            <text:p>8,79E-09</text:p>
          </table:table-cell>
          <table:table-cell/>
          <table:table-cell table:formula="of:=([.B39]-[.G39])/[.A39]" office:value-type="float" office:value="1511.205" calcext:value-type="float">
            <text:p>1511,205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,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,22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8418" calcext:value-type="float">
            <text:p>9,97E-09</text:p>
          </table:table-cell>
          <table:table-cell/>
          <table:table-cell table:formula="of:=([.B40]-[.G40])/[.A40]" office:value-type="float" office:value="441.12204" calcext:value-type="float">
            <text:p>441,12204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,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,7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516" calcext:value-type="float">
            <text:p>9,72E-09</text:p>
          </table:table-cell>
          <table:table-cell/>
          <table:table-cell table:formula="of:=([.B41]-[.G41])/[.A41]" office:value-type="float" office:value="74.42491" calcext:value-type="float">
            <text:p>74,42491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,85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4158" calcext:value-type="float">
            <text:p>9,89E-09</text:p>
          </table:table-cell>
          <table:table-cell/>
          <table:table-cell table:formula="of:=([.B42]-[.G42])/[.A42]" office:value-type="float" office:value="10.494379" calcext:value-type="float">
            <text:p>10,494379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388.62" calcext:value-type="float">
            <text:p>1,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,4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08038" calcext:value-type="float">
            <text:p>9,01E-09</text:p>
          </table:table-cell>
          <table:table-cell/>
          <table:table-cell table:formula="of:=([.B43]-[.G43])/[.A43]" office:value-type="float" office:value="1.35530749" calcext:value-type="float">
            <text:p>1,35530749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450.01" calcext:value-type="float">
            <text:p>1,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,83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08424" calcext:value-type="float">
            <text:p>9,51E-09</text:p>
          </table:table-cell>
          <table:table-cell/>
          <table:table-cell table:formula="of:=([.B44]-[.G44])/[.A44]" office:value-type="float" office:value="0.166148416" calcext:value-type="float">
            <text:p>0,166148416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13.16" calcext:value-type="float">
            <text:p>1,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,091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85318" calcext:value-type="float">
            <text:p>9,39E-09</text:p>
          </table:table-cell>
          <table:table-cell/>
          <table:table-cell table:formula="of:=([.B45]-[.G45])/[.A45]" office:value-type="float" office:value="0.0196782513" calcext:value-type="float">
            <text:p>0,0196782513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1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47];[.B47];[.C47];[.D47];[.E47])" office:value-type="string" office:string-value="10010aExp modelsteady shearEpsilon = 0.01" calcext:value-type="string">
            <text:p>10010aExp modelsteady shearEpsilon = 0.01</text:p>
          </table:table-cell>
          <table:table-cell table:number-columns-repeated="2"/>
          <table:table-cell>
            <draw:frame draw:z-index="1" draw:style-name="gr1" draw:text-style-name="P1" svg:width="15.992cm" svg:height="8.979cm" svg:x="0.716cm" svg:y="0.004cm">
              <draw:object draw:notify-on-update-of-ranges="expPTT.A80:expPTT.A90 expPTT.L77:expPTT.L77 expPTT.K80:expPTT.K90 linPTT.A19:linPTT.A29 expPTT.L62:expPTT.L62 expPTT.K65:expPTT.K75 expPTT.A35:expPTT.A45 expPTT.L32:expPTT.L32 expPTT.K35:expPTT.K45 expPTT.A20:expPTT.A30 expPTT.L17:expPTT.L17 expPTT.K20:expPTT.K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6371"/>
        </table:table-row>
        <table:table-row table:style-name="ro2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0]/[.A50]" office:value-type="float" office:value="333.0001" calcext:value-type="float">
            <text:p>333,0001</text:p>
          </table:table-cell>
          <table:table-cell table:style-name="ce3" table:formula="of:=[.B50]-[.E50]" office:value-type="float" office:value="0.000006659998" calcext:value-type="float">
            <text:p>6,66E-06</text:p>
          </table:table-cell>
          <table:table-cell table:formula="of:=SQRT((3/2))*SQRT([.B50]/[.C50])" office:value-type="float" office:value="0.0173205028743358" calcext:value-type="float">
            <text:p>0,0173205028743358</text:p>
          </table:table-cell>
          <table:table-cell table:number-columns-repeated="16371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0006659998" calcext:value-type="float">
            <text:p>0,0006659998</text:p>
          </table:table-cell>
          <table:table-cell office:value-type="float" office:value="0.3329992" calcext:value-type="float">
            <text:p>0,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/>
          <table:table-cell table:formula="of:=[.C51]/[.A51]" office:value-type="float" office:value="332.9992" calcext:value-type="float">
            <text:p>332,9992</text:p>
          </table:table-cell>
          <table:table-cell table:style-name="ce3" table:formula="of:=[.B51]-[.E51]" office:value-type="float" office:value="0.0006659998" calcext:value-type="float">
            <text:p>6,66E-04</text:p>
          </table:table-cell>
          <table:table-cell table:formula="of:=SQRT((3/2))*SQRT([.B51]/[.C51])" office:value-type="float" office:value="0.0547723133190616" calcext:value-type="float">
            <text:p>0,0547723133190616</text:p>
          </table:table-cell>
          <table:table-cell table:number-columns-repeated="16371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0.06659973" calcext:value-type="float">
            <text:p>0,06659973</text:p>
          </table:table-cell>
          <table:table-cell office:value-type="float" office:value="3.329993" calcext:value-type="float">
            <text:p>3,329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,99E-09</text:p>
          </table:table-cell>
          <table:table-cell/>
          <table:table-cell table:formula="of:=[.C52]/[.A52]" office:value-type="float" office:value="332.9993" calcext:value-type="float">
            <text:p>332,9993</text:p>
          </table:table-cell>
          <table:table-cell table:style-name="ce3" table:formula="of:=[.B52]-[.E52]" office:value-type="float" office:value="0.06659973" calcext:value-type="float">
            <text:p>6,66E-02</text:p>
          </table:table-cell>
          <table:table-cell table:formula="of:=SQRT((3/2))*SQRT([.B52]/[.C52])" office:value-type="float" office:value="0.173204911712452" calcext:value-type="float">
            <text:p>0,173204911712452</text:p>
          </table:table-cell>
          <table:table-cell table:number-columns-repeated="16371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6.657338" calcext:value-type="float">
            <text:p>6,657338</text:p>
          </table:table-cell>
          <table:table-cell office:value-type="float" office:value="33.29334" calcext:value-type="float">
            <text:p>33,29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,78E-09</text:p>
          </table:table-cell>
          <table:table-cell/>
          <table:table-cell table:formula="of:=[.C53]/[.A53]" office:value-type="float" office:value="332.9334" calcext:value-type="float">
            <text:p>332,9334</text:p>
          </table:table-cell>
          <table:table-cell table:style-name="ce3" table:formula="of:=[.B53]-[.E53]" office:value-type="float" office:value="6.657338" calcext:value-type="float">
            <text:p>6,66E+00</text:p>
          </table:table-cell>
          <table:table-cell table:formula="of:=SQRT((3/2))*SQRT([.B53]/[.C53])" office:value-type="float" office:value="0.547667853818089" calcext:value-type="float">
            <text:p>0,547667853818089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0.8529" calcext:value-type="float">
            <text:p>640,8529</text:p>
          </table:table-cell>
          <table:table-cell office:value-type="float" office:value="326.6528" calcext:value-type="float">
            <text:p>326,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,59E-09</text:p>
          </table:table-cell>
          <table:table-cell/>
          <table:table-cell table:formula="of:=[.C54]/[.A54]" office:value-type="float" office:value="326.6528" calcext:value-type="float">
            <text:p>326,6528</text:p>
          </table:table-cell>
          <table:table-cell table:style-name="ce3" table:formula="of:=[.B54]-[.E54]" office:value-type="float" office:value="640.8529" calcext:value-type="float">
            <text:p>6,41E+02</text:p>
          </table:table-cell>
          <table:table-cell table:formula="of:=SQRT((3/2))*SQRT([.B54]/[.C54])" office:value-type="float" office:value="1.71546402099423" calcext:value-type="float">
            <text:p>1,71546402099423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16.09" calcext:value-type="float">
            <text:p>20016,09</text:p>
          </table:table-cell>
          <table:table-cell office:value-type="float" office:value="1825.564" calcext:value-type="float">
            <text:p>1825,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,59E-09</text:p>
          </table:table-cell>
          <table:table-cell/>
          <table:table-cell table:formula="of:=[.C55]/[.A55]" office:value-type="float" office:value="182.5564" calcext:value-type="float">
            <text:p>182,5564</text:p>
          </table:table-cell>
          <table:table-cell table:style-name="ce3" table:formula="of:=[.B55]-[.E55]" office:value-type="float" office:value="20016.09" calcext:value-type="float">
            <text:p>2,00E+04</text:p>
          </table:table-cell>
          <table:table-cell table:formula="of:=SQRT((3/2))*SQRT([.B55]/[.C55])" office:value-type="float" office:value="4.05542823609262" calcext:value-type="float">
            <text:p>4,05542823609262</text:p>
          </table:table-cell>
          <table:table-cell table:number-columns-repeated="1637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4753.2" calcext:value-type="float">
            <text:p>74753,2</text:p>
          </table:table-cell>
          <table:table-cell office:value-type="float" office:value="3527.948" calcext:value-type="float">
            <text:p>3527,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,90E-09</text:p>
          </table:table-cell>
          <table:table-cell/>
          <table:table-cell table:formula="of:=[.C56]/[.A56]" office:value-type="float" office:value="35.27948" calcext:value-type="float">
            <text:p>35,27948</text:p>
          </table:table-cell>
          <table:table-cell table:style-name="ce3" table:formula="of:=[.B56]-[.E56]" office:value-type="float" office:value="74753.2" calcext:value-type="float">
            <text:p>7,48E+04</text:p>
          </table:table-cell>
          <table:table-cell table:formula="of:=SQRT((3/2))*SQRT([.B56]/[.C56])" office:value-type="float" office:value="5.63766721175218" calcext:value-type="float">
            <text:p>5,63766721175218</text:p>
          </table:table-cell>
          <table:table-cell table:number-columns-repeated="1637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40878.2" calcext:value-type="float">
            <text:p>140878,2</text:p>
          </table:table-cell>
          <table:table-cell office:value-type="float" office:value="4843.168" calcext:value-type="float">
            <text:p>4843,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,88E-09</text:p>
          </table:table-cell>
          <table:table-cell/>
          <table:table-cell table:formula="of:=[.C57]/[.A57]" office:value-type="float" office:value="4.843168" calcext:value-type="float">
            <text:p>4,843168</text:p>
          </table:table-cell>
          <table:table-cell table:style-name="ce3" table:formula="of:=[.B57]-[.E57]" office:value-type="float" office:value="140878.2" calcext:value-type="float">
            <text:p>1,41E+05</text:p>
          </table:table-cell>
          <table:table-cell table:formula="of:=SQRT((3/2))*SQRT([.B57]/[.C57])" office:value-type="float" office:value="6.60545532269245" calcext:value-type="float">
            <text:p>6,60545532269245</text:p>
          </table:table-cell>
          <table:table-cell table:number-columns-repeated="16371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10841" calcext:value-type="float">
            <text:p>210841</text:p>
          </table:table-cell>
          <table:table-cell office:value-type="float" office:value="5924.968" calcext:value-type="float">
            <text:p>5924,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,96E-09</text:p>
          </table:table-cell>
          <table:table-cell/>
          <table:table-cell table:formula="of:=[.C58]/[.A58]" office:value-type="float" office:value="0.5924968" calcext:value-type="float">
            <text:p>0,5924968</text:p>
          </table:table-cell>
          <table:table-cell table:style-name="ce3" table:formula="of:=[.B58]-[.E58]" office:value-type="float" office:value="210841" calcext:value-type="float">
            <text:p>2,11E+05</text:p>
          </table:table-cell>
          <table:table-cell table:formula="of:=SQRT((3/2))*SQRT([.B58]/[.C58])" office:value-type="float" office:value="7.30600825617934" calcext:value-type="float">
            <text:p>7,30600825617934</text:p>
          </table:table-cell>
          <table:table-cell table:number-columns-repeated="16371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282637.7" calcext:value-type="float">
            <text:p>282637,7</text:p>
          </table:table-cell>
          <table:table-cell office:value-type="float" office:value="6860.008" calcext:value-type="float">
            <text:p>6860,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,90E-09</text:p>
          </table:table-cell>
          <table:table-cell/>
          <table:table-cell table:formula="of:=[.C59]/[.A59]" office:value-type="float" office:value="0.06860008" calcext:value-type="float">
            <text:p>0,06860008</text:p>
          </table:table-cell>
          <table:table-cell table:style-name="ce3" table:formula="of:=[.B59]-[.E59]" office:value-type="float" office:value="282637.7" calcext:value-type="float">
            <text:p>2,83E+05</text:p>
          </table:table-cell>
          <table:table-cell table:formula="of:=SQRT((3/2))*SQRT([.B59]/[.C59])" office:value-type="float" office:value="7.86137229015042" calcext:value-type="float">
            <text:p>7,86137229015042</text:p>
          </table:table-cell>
          <table:table-cell table:number-columns-repeated="16371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355495.2" calcext:value-type="float">
            <text:p>355495,2</text:p>
          </table:table-cell>
          <table:table-cell office:value-type="float" office:value="7693.567" calcext:value-type="float">
            <text:p>7693,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,90E-09</text:p>
          </table:table-cell>
          <table:table-cell/>
          <table:table-cell table:formula="of:=[.C60]/[.A60]" office:value-type="float" office:value="0.007693567" calcext:value-type="float">
            <text:p>0,007693567</text:p>
          </table:table-cell>
          <table:table-cell table:style-name="ce3" table:formula="of:=[.B60]-[.E60]" office:value-type="float" office:value="355495.2" calcext:value-type="float">
            <text:p>3,55E+05</text:p>
          </table:table-cell>
          <table:table-cell table:formula="of:=SQRT((3/2))*SQRT([.B60]/[.C60])" office:value-type="float" office:value="8.3252758047009" calcext:value-type="float">
            <text:p>8,325275804700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1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62];[.B62];[.C62];[.D62];[.E62])" office:value-type="string" office:string-value="10010bExp modelsteady uniaxial elongationEpsilon = 0.01" calcext:value-type="string">
            <text:p>10010bExp modelsteady uniaxial elongationEpsilon = 0.0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6661334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65]-[.E65])/[.A65]" office:value-type="float" office:value="999.1002" calcext:value-type="float">
            <text:p>999,1002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" calcext:value-type="float">
            <text:p>0,66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/>
          <table:table-cell table:formula="of:=([.B66]-[.E66])/[.A66]" office:value-type="float" office:value="999.9995" calcext:value-type="float">
            <text:p>999,9995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5876" calcext:value-type="float">
            <text:p>6,79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,00E-08</text:p>
          </table:table-cell>
          <table:table-cell/>
          <table:table-cell table:formula="of:=([.B67]-[.E67])/[.A67]" office:value-type="float" office:value="1009.2886" calcext:value-type="float">
            <text:p>1009,2886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3.17919" calcext:value-type="float">
            <text:p>83,1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,73E-09</text:p>
          </table:table-cell>
          <table:table-cell/>
          <table:table-cell table:formula="of:=([.B68]-[.E68])/[.A68]" office:value-type="float" office:value="1134.3319" calcext:value-type="float">
            <text:p>1134,3319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5.11" calcext:value-type="float">
            <text:p>23765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,57E-09</text:p>
          </table:table-cell>
          <table:table-cell/>
          <table:table-cell table:formula="of:=([.B69]-[.E69])/[.A69]" office:value-type="float" office:value="23875.0827" calcext:value-type="float">
            <text:p>23875,0827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90" calcext:value-type="float">
            <text:p>10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,80E-09</text:p>
          </table:table-cell>
          <table:table-cell/>
          <table:table-cell table:formula="of:=([.B70]-[.E70])/[.A70]" office:value-type="float" office:value="10020.07544" calcext:value-type="float">
            <text:p>10020,07544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718.4" calcext:value-type="float">
            <text:p>17671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,54E-09</text:p>
          </table:table-cell>
          <table:table-cell/>
          <table:table-cell table:formula="of:=([.B71]-[.E71])/[.A71]" office:value-type="float" office:value="1768.292608" calcext:value-type="float">
            <text:p>1768,292608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3375.6" calcext:value-type="float">
            <text:p>25337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,61E-09</text:p>
          </table:table-cell>
          <table:table-cell/>
          <table:table-cell table:formula="of:=([.B72]-[.E72])/[.A72]" office:value-type="float" office:value="253.486503" calcext:value-type="float">
            <text:p>253,486503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0041.6" calcext:value-type="float">
            <text:p>33004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,93E-09</text:p>
          </table:table-cell>
          <table:table-cell/>
          <table:table-cell table:formula="of:=([.B73]-[.E73])/[.A73]" office:value-type="float" office:value="33.01525282" calcext:value-type="float">
            <text:p>33,01525282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6711.4" calcext:value-type="float">
            <text:p>40671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,18E-09</text:p>
          </table:table-cell>
          <table:table-cell/>
          <table:table-cell table:formula="of:=([.B74]-[.E74])/[.A74]" office:value-type="float" office:value="4.068223561" calcext:value-type="float">
            <text:p>4,068223561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3383.1" calcext:value-type="float">
            <text:p>48338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,85E-09</text:p>
          </table:table-cell>
          <table:table-cell/>
          <table:table-cell table:formula="of:=([.B75]-[.E75])/[.A75]" office:value-type="float" office:value="0.4834940526" calcext:value-type="float">
            <text:p>0,4834940526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3"/>
          <table:table-cell table:number-columns-repeated="16375"/>
        </table:table-row>
        <table:table-row table:style-name="ro1">
          <table:table-cell office:value-type="string" calcext:value-type="string">
            <text:p>1001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77];[.B77];[.C77];[.D77];[.E77])" office:value-type="string" office:string-value="10010cExp modelsteady planar elongationEpsilon = 0.01" calcext:value-type="string">
            <text:p>10010cExp modelsteady planar elongationEpsilon = 0.01</text:p>
          </table:table-cell>
          <table:table-cell table:number-columns-repeated="16372"/>
        </table:table-row>
        <table:table-row table:style-name="ro3">
          <table:table-cell table:style-name="ce6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6375"/>
        </table:table-row>
        <table:table-row table:style-name="ro2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6373"/>
        </table:table-row>
        <table:table-row table:style-name="ro2">
          <table:table-cell table:style-name="ce7" office:value-type="float" office:value="0.0001" calcext:value-type="float">
            <text:p>0,0001</text:p>
          </table:table-cell>
          <table:table-cell table:style-name="ce7" office:value-type="float" office:value="0.06661334" calcext:value-type="float">
            <text:p>0,0666133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0665867" calcext:value-type="float">
            <text:p>-0,06658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" calcext:value-type="float">
            <text:p>3,96E-07</text:p>
          </table:table-cell>
          <table:table-cell/>
          <table:table-cell table:formula="of:=([.B80]-[.G80])/[.A80]" office:value-type="float" office:value="1332.0004" calcext:value-type="float">
            <text:p>1332,0004</text:p>
          </table:table-cell>
          <table:table-cell table:number-columns-repeated="16373"/>
        </table:table-row>
        <table:table-row table:style-name="ro2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0.667333" calcext:value-type="float">
            <text:p>0,667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664669" calcext:value-type="float">
            <text:p>-0,66466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78" calcext:value-type="float">
            <text:p>4,82E-06</text:p>
          </table:table-cell>
          <table:table-cell/>
          <table:table-cell table:formula="of:=([.B81]-[.G81])/[.A81]" office:value-type="float" office:value="1332.002" calcext:value-type="float">
            <text:p>1332,002</text:p>
          </table:table-cell>
          <table:table-cell table:number-columns-repeated="16373"/>
        </table:table-row>
        <table:table-row table:style-name="ro2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.795863" calcext:value-type="float">
            <text:p>6,7958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29361" calcext:value-type="float">
            <text:p>-6,52936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1908" calcext:value-type="float">
            <text:p>9,99E-09</text:p>
          </table:table-cell>
          <table:table-cell/>
          <table:table-cell table:formula="of:=([.B82]-[.G82])/[.A82]" office:value-type="float" office:value="1332.5224" calcext:value-type="float">
            <text:p>1332,5224</text:p>
          </table:table-cell>
          <table:table-cell table:number-columns-repeated="16373"/>
        </table:table-row>
        <table:table-row table:style-name="ro2"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83.16349" calcext:value-type="float">
            <text:p>83,163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55.46154" calcext:value-type="float">
            <text:p>-55,46154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58361" calcext:value-type="float">
            <text:p>9,66E-09</text:p>
          </table:table-cell>
          <table:table-cell/>
          <table:table-cell table:formula="of:=([.B83]-[.G83])/[.A83]" office:value-type="float" office:value="1386.2503" calcext:value-type="float">
            <text:p>1386,2503</text:p>
          </table:table-cell>
          <table:table-cell table:number-columns-repeated="1637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23711.54" calcext:value-type="float">
            <text:p>23711,5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5.339" calcext:value-type="float">
            <text:p>-165,33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632" calcext:value-type="float">
            <text:p>9,86E-09</text:p>
          </table:table-cell>
          <table:table-cell/>
          <table:table-cell table:formula="of:=([.B84]-[.G84])/[.A84]" office:value-type="float" office:value="23876.879" calcext:value-type="float">
            <text:p>23876,879</text:p>
          </table:table-cell>
          <table:table-cell table:number-columns-repeated="16373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034.8" calcext:value-type="float">
            <text:p>100034,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2233" calcext:value-type="float">
            <text:p>-166,223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50494" calcext:value-type="float">
            <text:p>9,35E-09</text:p>
          </table:table-cell>
          <table:table-cell/>
          <table:table-cell table:formula="of:=([.B85]-[.G85])/[.A85]" office:value-type="float" office:value="10020.10233" calcext:value-type="float">
            <text:p>10020,10233</text:p>
          </table:table-cell>
          <table:table-cell table:number-columns-repeated="16373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76663" calcext:value-type="float">
            <text:p>1766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432" calcext:value-type="float">
            <text:p>-166,343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26837" calcext:value-type="float">
            <text:p>9,93E-09</text:p>
          </table:table-cell>
          <table:table-cell/>
          <table:table-cell table:formula="of:=([.B86]-[.G86])/[.A86]" office:value-type="float" office:value="1768.293432" calcext:value-type="float">
            <text:p>1768,293432</text:p>
          </table:table-cell>
          <table:table-cell table:number-columns-repeated="16373"/>
        </table:table-row>
        <table:table-row table:style-name="ro2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3320.2" calcext:value-type="float">
            <text:p>253320,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906" calcext:value-type="float">
            <text:p>-166,390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208571" calcext:value-type="float">
            <text:p>9,21E-09</text:p>
          </table:table-cell>
          <table:table-cell/>
          <table:table-cell table:formula="of:=([.B87]-[.G87])/[.A87]" office:value-type="float" office:value="253.4865906" calcext:value-type="float">
            <text:p>253,4865906</text:p>
          </table:table-cell>
          <table:table-cell table:number-columns-repeated="16373"/>
        </table:table-row>
        <table:table-row table:style-name="ro2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329986.1" calcext:value-type="float">
            <text:p>329986,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158" calcext:value-type="float">
            <text:p>-166,415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328072" calcext:value-type="float">
            <text:p>8,33E-09</text:p>
          </table:table-cell>
          <table:table-cell/>
          <table:table-cell table:formula="of:=([.B88]-[.G88])/[.A88]" office:value-type="float" office:value="33.01525158" calcext:value-type="float">
            <text:p>33,01525158</text:p>
          </table:table-cell>
          <table:table-cell table:number-columns-repeated="16373"/>
        </table:table-row>
        <table:table-row table:style-name="ro2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06655.9" calcext:value-type="float">
            <text:p>406655,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341" calcext:value-type="float">
            <text:p>-166,434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1554" calcext:value-type="float">
            <text:p>9,90E-09</text:p>
          </table:table-cell>
          <table:table-cell/>
          <table:table-cell table:formula="of:=([.B89]-[.G89])/[.A89]" office:value-type="float" office:value="4.068223341" calcext:value-type="float">
            <text:p>4,068223341</text:p>
          </table:table-cell>
          <table:table-cell table:number-columns-repeated="16373"/>
        </table:table-row>
        <table:table-row table:style-name="ro2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483327.7" calcext:value-type="float">
            <text:p>483327,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435" calcext:value-type="float">
            <text:p>-166,44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2759037" calcext:value-type="float">
            <text:p>2,76E-09</text:p>
          </table:table-cell>
          <table:table-cell/>
          <table:table-cell table:formula="of:=([.B90]-[.G90])/[.A90]" office:value-type="float" office:value="0.4834941435" calcext:value-type="float">
            <text:p>0,4834941435</text:p>
          </table:table-cell>
          <table:table-cell table:number-columns-repeated="16373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1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96];[.B96];[.C96];[.D96];[.E96])" office:value-type="string" office:string-value="10001aExp modelsteady shearEpsilon = 0.25Zeta = 0.03" calcext:value-type="string">
            <text:p>10001aExp modelsteady shearEpsilon = 0.25Zeta = 0.0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6371"/>
        </table:table-row>
        <table:table-row table:style-name="ro2">
          <table:table-cell office:value-type="float" office:value="0.0001" calcext:value-type="float">
            <text:p>0,0001</text:p>
          </table:table-cell>
          <table:table-cell table:style-name="ce3" office:value-type="float" office:value="0.000006560098" calcext:value-type="float">
            <text:p>6,56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9989998" calcext:value-type="float">
            <text:p>-9,9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99]/[.A99]" office:value-type="float" office:value="333.0001" calcext:value-type="float">
            <text:p>333,0001</text:p>
          </table:table-cell>
          <table:table-cell table:style-name="ce3" table:formula="of:=[.B99]-[.E99]" office:value-type="float" office:value="0.00000665999798" calcext:value-type="float">
            <text:p>6,66E-06</text:p>
          </table:table-cell>
          <table:table-cell table:formula="of:=SQRT((3/2))*SQRT([.B99]/[.C99])" office:value-type="float" office:value="0.0171901082361696" calcext:value-type="float">
            <text:p>0,0171901082361696</text:p>
          </table:table-cell>
          <table:table-cell table:number-columns-repeated="16371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0006560091" calcext:value-type="float">
            <text:p>0,0006560091</text:p>
          </table:table-cell>
          <table:table-cell office:value-type="float" office:value="0.332999" calcext:value-type="float">
            <text:p>0,3329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9989987" calcext:value-type="float">
            <text:p>-9,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100]/[.A100]" office:value-type="float" office:value="332.999" calcext:value-type="float">
            <text:p>332,999</text:p>
          </table:table-cell>
          <table:table-cell table:style-name="ce3" table:formula="of:=[.B100]-[.E100]" office:value-type="float" office:value="0.000665999087" calcext:value-type="float">
            <text:p>6,66E-04</text:p>
          </table:table-cell>
          <table:table-cell table:formula="of:=SQRT((3/2))*SQRT([.B100]/[.C100])" office:value-type="float" office:value="0.0543599560323065" calcext:value-type="float">
            <text:p>0,0543599560323065</text:p>
          </table:table-cell>
          <table:table-cell table:number-columns-repeated="16371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0.06559425" calcext:value-type="float">
            <text:p>0,06559425</text:p>
          </table:table-cell>
          <table:table-cell table:style-name="ce4" office:value-type="float" office:value="3.329819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9988972" calcext:value-type="float">
            <text:p>-9,99E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146" calcext:value-type="float">
            <text:p>1,00E-08</text:p>
          </table:table-cell>
          <table:table-cell/>
          <table:table-cell table:formula="of:=[.C101]/[.A101]" office:value-type="float" office:value="332.9819" calcext:value-type="float">
            <text:p>332,9819</text:p>
          </table:table-cell>
          <table:table-cell table:style-name="ce3" table:formula="of:=[.B101]-[.E101]" office:value-type="float" office:value="0.0665931472" calcext:value-type="float">
            <text:p>6,66E-02</text:p>
          </table:table-cell>
          <table:table-cell table:formula="of:=SQRT((3/2))*SQRT([.B101]/[.C101])" office:value-type="float" office:value="0.171896962022783" calcext:value-type="float">
            <text:p>0,171896962022783</text:p>
          </table:table-cell>
          <table:table-cell table:number-columns-repeated="16371"/>
        </table:table-row>
        <table:table-row table:style-name="ro2">
          <table:table-cell office:value-type="float" office:value="0.1" calcext:value-type="float">
            <text:p>0,1</text:p>
          </table:table-cell>
          <table:table-cell table:style-name="ce4" office:value-type="float" office:value="6.493612" calcext:value-type="float">
            <text:p>6</text:p>
          </table:table-cell>
          <table:table-cell table:style-name="ce4" office:value-type="float" office:value="33.1211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0988875" calcext:value-type="float">
            <text:p>-0,09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68455" calcext:value-type="float">
            <text:p>9,87E-09</text:p>
          </table:table-cell>
          <table:table-cell/>
          <table:table-cell table:formula="of:=[.C102]/[.A102]" office:value-type="float" office:value="331.2113" calcext:value-type="float">
            <text:p>331,2113</text:p>
          </table:table-cell>
          <table:table-cell table:style-name="ce3" table:formula="of:=[.B102]-[.E102]" office:value-type="float" office:value="6.5924995" calcext:value-type="float">
            <text:p>6,59E+00</text:p>
          </table:table-cell>
          <table:table-cell table:formula="of:=SQRT((3/2))*SQRT([.B102]/[.C102])" office:value-type="float" office:value="0.542295779708318" calcext:value-type="float">
            <text:p>0,542295779708318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368.0559" calcext:value-type="float">
            <text:p>368</text:p>
          </table:table-cell>
          <table:table-cell table:style-name="ce4" office:value-type="float" office:value="245.2583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5.604912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885" calcext:value-type="float">
            <text:p>1,00E-08</text:p>
          </table:table-cell>
          <table:table-cell/>
          <table:table-cell table:formula="of:=[.C103]/[.A103]" office:value-type="float" office:value="245.2583" calcext:value-type="float">
            <text:p>245,2583</text:p>
          </table:table-cell>
          <table:table-cell table:style-name="ce3" table:formula="of:=[.B103]-[.E103]" office:value-type="float" office:value="373.660812" calcext:value-type="float">
            <text:p>3,74E+02</text:p>
          </table:table-cell>
          <table:table-cell table:formula="of:=SQRT((3/2))*SQRT([.B103]/[.C103])" office:value-type="float" office:value="1.50034337415237" calcext:value-type="float">
            <text:p>1,50034337415237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float" office:value="2161.568" calcext:value-type="float">
            <text:p>2.162</text:p>
          </table:table-cell>
          <table:table-cell table:style-name="ce4" office:value-type="float" office:value="542.4286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32.91728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3625" calcext:value-type="float">
            <text:p>9,64E-09</text:p>
          </table:table-cell>
          <table:table-cell/>
          <table:table-cell table:formula="of:=[.C104]/[.A104]" office:value-type="float" office:value="54.24286" calcext:value-type="float">
            <text:p>54,24286</text:p>
          </table:table-cell>
          <table:table-cell table:style-name="ce3" table:formula="of:=[.B104]-[.E104]" office:value-type="float" office:value="2194.48528" calcext:value-type="float">
            <text:p>2,19E+03</text:p>
          </table:table-cell>
          <table:table-cell table:formula="of:=SQRT((3/2))*SQRT([.B104]/[.C104])" office:value-type="float" office:value="2.44488699673129" calcext:value-type="float">
            <text:p>2,44488699673129</text:p>
          </table:table-cell>
          <table:table-cell table:number-columns-repeated="16371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4" office:value-type="float" office:value="4559.919" calcext:value-type="float">
            <text:p>4.560</text:p>
          </table:table-cell>
          <table:table-cell table:style-name="ce4" office:value-type="float" office:value="673.9035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69.4403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12067" calcext:value-type="float">
            <text:p>9,01E-09</text:p>
          </table:table-cell>
          <table:table-cell/>
          <table:table-cell table:formula="of:=[.C105]/[.A105]" office:value-type="float" office:value="6.739035" calcext:value-type="float">
            <text:p>6,739035</text:p>
          </table:table-cell>
          <table:table-cell table:style-name="ce3" table:formula="of:=[.B105]-[.E105]" office:value-type="float" office:value="4629.35939" calcext:value-type="float">
            <text:p>4,63E+03</text:p>
          </table:table-cell>
          <table:table-cell table:formula="of:=SQRT((3/2))*SQRT([.B105]/[.C105])" office:value-type="float" office:value="3.18585010021551" calcext:value-type="float">
            <text:p>3,18585010021551</text:p>
          </table:table-cell>
          <table:table-cell table:number-columns-repeated="1637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4" office:value-type="float" office:value="7054.441" calcext:value-type="float">
            <text:p>7.054</text:p>
          </table:table-cell>
          <table:table-cell table:style-name="ce4" office:value-type="float" office:value="659.2471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07.428" calcext:value-type="float">
            <text:p>-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9728" calcext:value-type="float">
            <text:p>9,65E-09</text:p>
          </table:table-cell>
          <table:table-cell/>
          <table:table-cell table:formula="of:=[.C106]/[.A106]" office:value-type="float" office:value="0.6592471" calcext:value-type="float">
            <text:p>0,6592471</text:p>
          </table:table-cell>
          <table:table-cell table:style-name="ce3" table:formula="of:=[.B106]-[.E106]" office:value-type="float" office:value="7161.869" calcext:value-type="float">
            <text:p>7,16E+03</text:p>
          </table:table-cell>
          <table:table-cell table:formula="of:=SQRT((3/2))*SQRT([.B106]/[.C106])" office:value-type="float" office:value="4.00638626491797" calcext:value-type="float">
            <text:p>4,00638626491797</text:p>
          </table:table-cell>
          <table:table-cell table:number-columns-repeated="16371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4" office:value-type="float" office:value="9392.127" calcext:value-type="float">
            <text:p>9.392</text:p>
          </table:table-cell>
          <table:table-cell table:style-name="ce4" office:value-type="float" office:value="494.2398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43.0273" calcext:value-type="float">
            <text:p>-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9969" calcext:value-type="float">
            <text:p>9,83E-09</text:p>
          </table:table-cell>
          <table:table-cell/>
          <table:table-cell table:formula="of:=[.C107]/[.A107]" office:value-type="float" office:value="0.04942398" calcext:value-type="float">
            <text:p>0,04942398</text:p>
          </table:table-cell>
          <table:table-cell table:style-name="ce3" table:formula="of:=[.B107]-[.E107]" office:value-type="float" office:value="9535.1543" calcext:value-type="float">
            <text:p>9,54E+03</text:p>
          </table:table-cell>
          <table:table-cell table:formula="of:=SQRT((3/2))*SQRT([.B107]/[.C107])" office:value-type="float" office:value="5.33898560790812" calcext:value-type="float">
            <text:p>5,33898560790812</text:p>
          </table:table-cell>
          <table:table-cell table:number-columns-repeated="16371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4" office:value-type="float" office:value="10912.18" calcext:value-type="float">
            <text:p>10.912</text:p>
          </table:table-cell>
          <table:table-cell table:style-name="ce4" office:value-type="float" office:value="176.6625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6.1753" calcext:value-type="float">
            <text:p>-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99855" calcext:value-type="float">
            <text:p>9,50E-09</text:p>
          </table:table-cell>
          <table:table-cell/>
          <table:table-cell table:formula="of:=[.C108]/[.A108]" office:value-type="float" office:value="0.001766625" calcext:value-type="float">
            <text:p>0,001766625</text:p>
          </table:table-cell>
          <table:table-cell table:style-name="ce3" table:formula="of:=[.B108]-[.E108]" office:value-type="float" office:value="11078.3553" calcext:value-type="float">
            <text:p>1,11E+04</text:p>
          </table:table-cell>
          <table:table-cell table:formula="of:=SQRT((3/2))*SQRT([.B108]/[.C108])" office:value-type="float" office:value="9.62563089425844" calcext:value-type="float">
            <text:p>9,62563089425844</text:p>
          </table:table-cell>
          <table:table-cell table:number-columns-repeated="16371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11097.57" calcext:value-type="float">
            <text:p>11097,57</text:p>
          </table:table-cell>
          <table:table-cell table:style-name="ce4" office:value-type="float" office:value="20.57287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8.9985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6444066" calcext:value-type="float">
            <text:p>6,44E-07</text:p>
          </table:table-cell>
          <table:table-cell/>
          <table:table-cell table:formula="of:=[.C109]/[.A109]" office:value-type="float" office:value="0.00002057287" calcext:value-type="float">
            <text:p>0,00002057287</text:p>
          </table:table-cell>
          <table:table-cell table:style-name="ce3" table:formula="of:=[.B109]-[.E109]" office:value-type="float" office:value="11266.5685" calcext:value-type="float">
            <text:p>1,13E+04</text:p>
          </table:table-cell>
          <table:table-cell table:formula="of:=SQRT((3/2))*SQRT([.B109]/[.C109])" office:value-type="float" office:value="28.4454058932457" calcext:value-type="float">
            <text:p>28,445405893245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1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111];[.B111];[.C111];[.D111];[.E111])" office:value-type="string" office:string-value="10001bExp modelsteady uniaxial elongationEpsilon = 0.25Zeta = 0.03" calcext:value-type="string">
            <text:p>10001bExp modelsteady uniaxial elongationEpsilon = 0.25Zeta = 0.0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294" calcext:value-type="float">
            <text:p>0,0666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28" calcext:value-type="float">
            <text:p>3,95E-07</text:p>
          </table:table-cell>
          <table:table-cell/>
          <table:table-cell table:formula="of:=([.B114]-[.E114])/[.A114]" office:value-type="float" office:value="999.0972" calcext:value-type="float">
            <text:p>999,0972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292" calcext:value-type="float">
            <text:p>0,66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711" calcext:value-type="float">
            <text:p>4,82E-06</text:p>
          </table:table-cell>
          <table:table-cell/>
          <table:table-cell table:formula="of:=([.B115]-[.E115])/[.A115]" office:value-type="float" office:value="999.968" calcext:value-type="float">
            <text:p>999,968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0743" calcext:value-type="float">
            <text:p>6,79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23" calcext:value-type="float">
            <text:p>9,97E-09</text:p>
          </table:table-cell>
          <table:table-cell/>
          <table:table-cell table:formula="of:=([.B116]-[.E116])/[.A116]" office:value-type="float" office:value="1008.8273" calcext:value-type="float">
            <text:p>1008,8273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01897" calcext:value-type="float">
            <text:p>81,0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0298" calcext:value-type="float">
            <text:p>9,78E-09</text:p>
          </table:table-cell>
          <table:table-cell/>
          <table:table-cell table:formula="of:=([.B117]-[.E117])/[.A117]" office:value-type="float" office:value="1109.3731" calcext:value-type="float">
            <text:p>1109,3731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.67" calcext:value-type="float">
            <text:p>1375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211956" calcext:value-type="float">
            <text:p>8,21E-09</text:p>
          </table:table-cell>
          <table:table-cell/>
          <table:table-cell table:formula="of:=([.B118]-[.E118])/[.A118]" office:value-type="float" office:value="1473.7806" calcext:value-type="float">
            <text:p>1473,7806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9.97" calcext:value-type="float">
            <text:p>426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66931" calcext:value-type="float">
            <text:p>9,67E-09</text:p>
          </table:table-cell>
          <table:table-cell/>
          <table:table-cell table:formula="of:=([.B119]-[.E119])/[.A119]" office:value-type="float" office:value="437.85815" calcext:value-type="float">
            <text:p>437,85815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9.909" calcext:value-type="float">
            <text:p>7299,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72573" calcext:value-type="float">
            <text:p>9,07E-09</text:p>
          </table:table-cell>
          <table:table-cell/>
          <table:table-cell table:formula="of:=([.B120]-[.E120])/[.A120]" office:value-type="float" office:value="74.108634" calcext:value-type="float">
            <text:p>74,108634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51.21" calcext:value-type="float">
            <text:p>10351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35081" calcext:value-type="float">
            <text:p>9,14E-09</text:p>
          </table:table-cell>
          <table:table-cell/>
          <table:table-cell table:formula="of:=([.B121]-[.E121])/[.A121]" office:value-type="float" office:value="10.4631677" calcext:value-type="float">
            <text:p>10,4631677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409.58" calcext:value-type="float">
            <text:p>1340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3830177" calcext:value-type="float">
            <text:p>3,83E-09</text:p>
          </table:table-cell>
          <table:table-cell/>
          <table:table-cell table:formula="of:=([.B122]-[.E122])/[.A122]" office:value-type="float" office:value="1.35220953" calcext:value-type="float">
            <text:p>1,35220953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471.14" calcext:value-type="float">
            <text:p>16471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614872" calcext:value-type="float">
            <text:p>6,61E-09</text:p>
          </table:table-cell>
          <table:table-cell/>
          <table:table-cell table:formula="of:=([.B123]-[.E123])/[.A123]" office:value-type="float" office:value="0.165840106" calcext:value-type="float">
            <text:p>0,165840106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34.38" calcext:value-type="float">
            <text:p>19534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1424" calcext:value-type="float">
            <text:p>9,17E-09</text:p>
          </table:table-cell>
          <table:table-cell/>
          <table:table-cell table:formula="of:=([.B124]-[.E124])/[.A124]" office:value-type="float" office:value="0.019647488" calcext:value-type="float">
            <text:p>0,019647488</text:p>
          </table:table-cell>
          <table:table-cell table:number-columns-repeated="16373"/>
        </table:table-row>
        <table:table-row table:style-name="ro4" table:number-rows-repeated="1048407">
          <table:table-cell table:number-columns-repeated="16384"/>
        </table:table-row>
        <table:table-row table:style-name="ro5" table:number-rows-repeated="4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linPTT" table:style-name="ta2">
        <table:table-column table:style-name="co9" table:number-columns-repeated="8" table:default-cell-style-name="ce1"/>
        <table:table-column table:style-name="co9" table:default-cell-style-name="ce3"/>
        <table:table-column table:style-name="co9" table:number-columns-repeated="4" table:default-cell-style-name="ce1"/>
        <table:table-column table:style-name="co9" table:number-columns-repeated="12" table:default-cell-style-name="Default"/>
        <table:table-row table:style-name="ro2">
          <table:table-cell table:style-name="ce2" office:value-type="string" calcext:value-type="string">
            <text:p>00000a</text:p>
          </table:table-cell>
          <table:table-cell table:style-name="ce2" office:value-type="string" calcext:value-type="string">
            <text:p>Linear model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];[.B1];[.C1];[.D1];[.E1])" office:value-type="string" office:string-value="00000aLinear modelsteady shearEpsilon = 0.25" calcext:value-type="string">
            <text:p>00000aLinear modelsteady shearEpsilon = 0.25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7"/>
          <table:table-cell>
            <draw:frame draw:z-index="0" draw:style-name="gr1" draw:text-style-name="P1" svg:width="15.992cm" svg:height="8.979cm" svg:x="0.001cm" svg:y="0.001cm">
              <draw:object draw:notify-on-update-of-ranges="linPTT.A4:linPTT.A14 linPTT.L1:linPTT.L1 linPTT.K4:linPTT.K14 linPTT.A19:linPTT.A29 linPTT.L16:linPTT.L16 linPTT.K19:linPTT.K29 expPTT.A5:expPTT.A15 expPTT.L2:expPTT.L2 expPTT.K5:expPTT.K15 expPTT.A20:expPTT.A30 expPTT.L17:expPTT.L17 expPTT.K20:expPTT.K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15.992cm" svg:height="8.979cm" svg:x="0.372cm" svg:y="0.001cm">
              <draw:object draw:notify-on-update-of-ranges="expPTT.A5:expPTT.A15 expPTT.L2:expPTT.L2 expPTT.M5:expPTT.M15 expPTT.A20:expPTT.A30 expPTT.L17:expPTT.L17 expPTT.K20:expPTT.K30 linPTT.A4:linPTT.A14 linPTT.L1:linPTT.L1 linPTT.M4:linPTT.M14 linPTT.A19:linPTT.A29 linPTT.L16:linPTT.L16 linPTT.K19:linPTT.K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2"/>
        </table:table-row>
        <table:table-row table:style-name="ro2">
          <table:table-cell office:value-type="float" office:value="0.0001" calcext:value-type="float">
            <text:p>0,0001</text:p>
          </table:table-cell>
          <table:table-cell table:style-name="ce3" office:value-type="float" office:value="0.00000665991" calcext:value-type="float">
            <text:p>6,66E-06</text:p>
          </table:table-cell>
          <table:table-cell office:value-type="float" office:value="0.03330045" calcext:value-type="float">
            <text:p>0,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[.C4]/[.A4]" office:value-type="float" office:value="333.0045" calcext:value-type="float">
            <text:p>333,0045</text:p>
          </table:table-cell>
          <table:table-cell table:style-name="ce3" table:formula="of:=[.B4]-[.E4]" office:value-type="float" office:value="0.00000665991" calcext:value-type="float">
            <text:p>6,66E-06</text:p>
          </table:table-cell>
          <table:table-cell table:formula="of:=SQRT((3/2))*SQRT([.B4]/[.C4])" office:value-type="float" office:value="0.0173202740163503" calcext:value-type="float">
            <text:p>0,0173202740163503</text:p>
          </table:table-cell>
          <table:table-cell table:number-columns-repeated="12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0006659994" calcext:value-type="float">
            <text:p>0,0006659994</text:p>
          </table:table-cell>
          <table:table-cell office:value-type="float" office:value="0.3329998" calcext:value-type="float">
            <text:p>0,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86978" calcext:value-type="float">
            <text:p>9,99E-09</text:p>
          </table:table-cell>
          <table:table-cell/>
          <table:table-cell table:formula="of:=[.C5]/[.A5]" office:value-type="float" office:value="332.9998" calcext:value-type="float">
            <text:p>332,9998</text:p>
          </table:table-cell>
          <table:table-cell table:style-name="ce3" table:formula="of:=[.B5]-[.E5]" office:value-type="float" office:value="0.0006659994" calcext:value-type="float">
            <text:p>6,66E-04</text:p>
          </table:table-cell>
          <table:table-cell table:formula="of:=SQRT((3/2))*SQRT([.B5]/[.C5])" office:value-type="float" office:value="0.0547722475264486" calcext:value-type="float">
            <text:p>0,0547722475264486</text:p>
          </table:table-cell>
          <table:table-cell table:number-columns-repeated="12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01812" calcext:value-type="float">
            <text:p>9,90E-09</text:p>
          </table:table-cell>
          <table:table-cell table:style-name="ce4"/>
          <table:table-cell table:formula="of:=[.C6]/[.A6]" office:value-type="float" office:value="332.9834" calcext:value-type="float">
            <text:p>332,9834</text:p>
          </table:table-cell>
          <table:table-cell table:style-name="ce3" table:formula="of:=[.B6]-[.E6]" office:value-type="float" office:value="0.06659334" calcext:value-type="float">
            <text:p>6,66E-02</text:p>
          </table:table-cell>
          <table:table-cell table:formula="of:=SQRT((3/2))*SQRT([.B6]/[.C6])" office:value-type="float" office:value="0.17320073735551" calcext:value-type="float">
            <text:p>0,17320073735551</text:p>
          </table:table-cell>
          <table:table-cell table:number-columns-repeated="12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6.594541" calcext:value-type="float">
            <text:p>6,594541</text:p>
          </table:table-cell>
          <table:table-cell office:value-type="float" office:value="33.13595" calcext:value-type="float">
            <text:p>33,135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7867872" calcext:value-type="float">
            <text:p>7,87E-09</text:p>
          </table:table-cell>
          <table:table-cell table:style-name="ce4"/>
          <table:table-cell table:formula="of:=[.C7]/[.A7]" office:value-type="float" office:value="331.3595" calcext:value-type="float">
            <text:p>331,3595</text:p>
          </table:table-cell>
          <table:table-cell table:style-name="ce3" table:formula="of:=[.B7]-[.E7]" office:value-type="float" office:value="6.594541" calcext:value-type="float">
            <text:p>6,59E+00</text:p>
          </table:table-cell>
          <table:table-cell table:formula="of:=SQRT((3/2))*SQRT([.B7]/[.C7])" office:value-type="float" office:value="0.546371707978441" calcext:value-type="float">
            <text:p>0,546371707978441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,8125</text:p>
          </table:table-cell>
          <table:table-cell office:value-type="float" office:value="256.7154" calcext:value-type="float">
            <text:p>256,71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652753" calcext:value-type="float">
            <text:p>8,65E-09</text:p>
          </table:table-cell>
          <table:table-cell table:style-name="ce4"/>
          <table:table-cell table:formula="of:=[.C8]/[.A8]" office:value-type="float" office:value="256.7154" calcext:value-type="float">
            <text:p>256,7154</text:p>
          </table:table-cell>
          <table:table-cell table:style-name="ce3" table:formula="of:=[.B8]-[.E8]" office:value-type="float" office:value="395.8125" calcext:value-type="float">
            <text:p>3,96E+02</text:p>
          </table:table-cell>
          <table:table-cell table:formula="of:=SQRT((3/2))*SQRT([.B8]/[.C8])" office:value-type="float" office:value="1.52077309706864" calcext:value-type="float">
            <text:p>1,52077309706864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,705</text:p>
          </table:table-cell>
          <table:table-cell office:value-type="float" office:value="822.3587" calcext:value-type="float">
            <text:p>822,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4149238" calcext:value-type="float">
            <text:p>4,15E-09</text:p>
          </table:table-cell>
          <table:table-cell table:style-name="ce4"/>
          <table:table-cell table:formula="of:=[.C9]/[.A9]" office:value-type="float" office:value="82.23587" calcext:value-type="float">
            <text:p>82,23587</text:p>
          </table:table-cell>
          <table:table-cell table:style-name="ce3" table:formula="of:=[.B9]-[.E9]" office:value-type="float" office:value="4061.705" calcext:value-type="float">
            <text:p>4,06E+03</text:p>
          </table:table-cell>
          <table:table-cell table:formula="of:=SQRT((3/2))*SQRT([.B9]/[.C9])" office:value-type="float" office:value="2.72188124208646" calcext:value-type="float">
            <text:p>2,72188124208646</text:p>
          </table:table-cell>
          <table:table-cell table:number-columns-repeated="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,65</text:p>
          </table:table-cell>
          <table:table-cell office:value-type="float" office:value="1909.439" calcext:value-type="float">
            <text:p>1909,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788828" calcext:value-type="float">
            <text:p>8,79E-09</text:p>
          </table:table-cell>
          <table:table-cell table:style-name="ce4"/>
          <table:table-cell table:formula="of:=[.C10]/[.A10]" office:value-type="float" office:value="19.09439" calcext:value-type="float">
            <text:p>19,09439</text:p>
          </table:table-cell>
          <table:table-cell table:style-name="ce3" table:formula="of:=[.B10]-[.E10]" office:value-type="float" office:value="21897.65" calcext:value-type="float">
            <text:p>2,19E+04</text:p>
          </table:table-cell>
          <table:table-cell table:formula="of:=SQRT((3/2))*SQRT([.B10]/[.C10])" office:value-type="float" office:value="4.14754866172973" calcext:value-type="float">
            <text:p>4,14754866172973</text:p>
          </table:table-cell>
          <table:table-cell table:number-columns-repeated="1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,8</text:p>
          </table:table-cell>
          <table:table-cell office:value-type="float" office:value="4177.917" calcext:value-type="float">
            <text:p>4177,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447126" calcext:value-type="float">
            <text:p>8,45E-09</text:p>
          </table:table-cell>
          <table:table-cell table:style-name="ce4"/>
          <table:table-cell table:formula="of:=[.C11]/[.A11]" office:value-type="float" office:value="4.177917" calcext:value-type="float">
            <text:p>4,177917</text:p>
          </table:table-cell>
          <table:table-cell table:style-name="ce3" table:formula="of:=[.B11]-[.E11]" office:value-type="float" office:value="104834.8" calcext:value-type="float">
            <text:p>1,05E+05</text:p>
          </table:table-cell>
          <table:table-cell table:formula="of:=SQRT((3/2))*SQRT([.B11]/[.C11])" office:value-type="float" office:value="6.13505500863674" calcext:value-type="float">
            <text:p>6,13505500863674</text:p>
          </table:table-cell>
          <table:table-cell table:number-columns-repeated="12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3" office:value-type="float" office:value="489825.8" calcext:value-type="float">
            <text:p>4,90E+05</text:p>
          </table:table-cell>
          <table:table-cell office:value-type="float" office:value="9030.846" calcext:value-type="float">
            <text:p>9030,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15471" calcext:value-type="float">
            <text:p>9,15E-09</text:p>
          </table:table-cell>
          <table:table-cell table:style-name="ce4"/>
          <table:table-cell table:formula="of:=[.C12]/[.A12]" office:value-type="float" office:value="0.9030846" calcext:value-type="float">
            <text:p>0,9030846</text:p>
          </table:table-cell>
          <table:table-cell table:style-name="ce3" table:formula="of:=[.B12]-[.E12]" office:value-type="float" office:value="489825.8" calcext:value-type="float">
            <text:p>4,90E+05</text:p>
          </table:table-cell>
          <table:table-cell table:formula="of:=SQRT((3/2))*SQRT([.B12]/[.C12])" office:value-type="float" office:value="9.01991073357353" calcext:value-type="float">
            <text:p>9,01991073357353</text:p>
          </table:table-cell>
          <table:table-cell table:number-columns-repeated="1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3" office:value-type="float" office:value="2276801" calcext:value-type="float">
            <text:p>2,28E+06</text:p>
          </table:table-cell>
          <table:table-cell office:value-type="float" office:value="19470.19" calcext:value-type="float">
            <text:p>19470,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58745" calcext:value-type="float">
            <text:p>9,46E-09</text:p>
          </table:table-cell>
          <table:table-cell table:style-name="ce4"/>
          <table:table-cell table:formula="of:=[.C13]/[.A13]" office:value-type="float" office:value="0.1947019" calcext:value-type="float">
            <text:p>0,1947019</text:p>
          </table:table-cell>
          <table:table-cell table:style-name="ce3" table:formula="of:=[.B13]-[.E13]" office:value-type="float" office:value="2276801" calcext:value-type="float">
            <text:p>2,28E+06</text:p>
          </table:table-cell>
          <table:table-cell table:formula="of:=SQRT((3/2))*SQRT([.B13]/[.C13])" office:value-type="float" office:value="13.2441189140864" calcext:value-type="float">
            <text:p>13,2441189140864</text:p>
          </table:table-cell>
          <table:table-cell table:number-columns-repeated="12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3" office:value-type="float" office:value="10570500" calcext:value-type="float">
            <text:p>1,06E+07</text:p>
          </table:table-cell>
          <table:table-cell office:value-type="float" office:value="41948.1" calcext:value-type="float">
            <text:p>41948,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044443" calcext:value-type="float">
            <text:p>9,04E-09</text:p>
          </table:table-cell>
          <table:table-cell table:style-name="ce4"/>
          <table:table-cell table:formula="of:=[.C14]/[.A14]" office:value-type="float" office:value="0.0419481" calcext:value-type="float">
            <text:p>0,0419481</text:p>
          </table:table-cell>
          <table:table-cell table:style-name="ce3" table:formula="of:=[.B14]-[.E14]" office:value-type="float" office:value="10570500" calcext:value-type="float">
            <text:p>1,06E+07</text:p>
          </table:table-cell>
          <table:table-cell table:formula="of:=SQRT((3/2))*SQRT([.B14]/[.C14])" office:value-type="float" office:value="19.4418347521829" calcext:value-type="float">
            <text:p>19,4418347521829</text:p>
          </table:table-cell>
          <table:table-cell table:number-columns-repeated="12"/>
        </table:table-row>
        <table:table-row table:style-name="ro2">
          <table:table-cell table:number-columns-repeated="8"/>
          <table:table-cell table:style-name="ce1"/>
          <table:table-cell table:number-columns-repeated="16"/>
        </table:table-row>
        <table:table-row table:style-name="ro2">
          <table:table-cell office:value-type="string" calcext:value-type="string">
            <text:p>00000b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6];[.B16];[.C16];[.D16];[.E16])" office:value-type="string" office:string-value="00000bLinear modelsteady uniaxial elongationEpsilon = 0.25" calcext:value-type="string">
            <text:p>00000bLinear modelsteady uniaxial elongationEpsilon = 0.25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16"/>
        </table:table-row>
        <table:table-row table:style-name="ro2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4"/>
        </table:table-row>
        <table:table-row table:style-name="ro2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string" calcext:value-type="string">
            <text:p>Exceed_Niter</text:p>
          </table:table-cell>
          <table:table-cell office:value-type="float" office:value="0.00002705316" calcext:value-type="float">
            <text:p>2,71E-05</text:p>
          </table:table-cell>
          <table:table-cell/>
          <table:table-cell table:formula="of:=([.B19]-[.E19])/[.A19]" office:value-type="float" office:value="999.1134" calcext:value-type="float">
            <text:p>999,1134</text:p>
          </table:table-cell>
          <table:table-cell table:number-columns-repeated="14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6673337" calcext:value-type="float">
            <text:p>0,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string" calcext:value-type="string">
            <text:p>Converged</text:p>
          </table:table-cell>
          <table:table-cell office:value-type="float" office:value="0.000000009966953" calcext:value-type="float">
            <text:p>9,97E-09</text:p>
          </table:table-cell>
          <table:table-cell/>
          <table:table-cell table:formula="of:=([.B20]-[.E20])/[.A20]" office:value-type="float" office:value="1000.0005" calcext:value-type="float">
            <text:p>1000,0005</text:p>
          </table:table-cell>
          <table:table-cell table:number-columns-repeated="14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office:value-type="float" office:value="0.000000009643106" calcext:value-type="float">
            <text:p>9,64E-09</text:p>
          </table:table-cell>
          <table:table-cell/>
          <table:table-cell table:formula="of:=([.B21]-[.E21])/[.A21]" office:value-type="float" office:value="1009.1403" calcext:value-type="float">
            <text:p>1009,1403</text:p>
          </table:table-cell>
          <table:table-cell table:number-columns-repeated="14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81.57209" calcext:value-type="float">
            <text:p>81,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string" calcext:value-type="string">
            <text:p>Converged</text:p>
          </table:table-cell>
          <table:table-cell office:value-type="float" office:value="0.000000008227142" calcext:value-type="float">
            <text:p>8,23E-09</text:p>
          </table:table-cell>
          <table:table-cell/>
          <table:table-cell table:formula="of:=([.B22]-[.E22])/[.A22]" office:value-type="float" office:value="1113.9862" calcext:value-type="float">
            <text:p>1113,9862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,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string" calcext:value-type="string">
            <text:p>Converged</text:p>
          </table:table-cell>
          <table:table-cell office:value-type="float" office:value="0.00000000068558" calcext:value-type="float">
            <text:p>6,86E-10</text:p>
          </table:table-cell>
          <table:table-cell/>
          <table:table-cell table:formula="of:=([.B23]-[.E23])/[.A23]" office:value-type="float" office:value="2079.52382" calcext:value-type="float">
            <text:p>2079,52382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string" calcext:value-type="string">
            <text:p>Converged</text:p>
          </table:table-cell>
          <table:table-cell office:value-type="float" office:value="0.0000000008580716" calcext:value-type="float">
            <text:p>8,58E-10</text:p>
          </table:table-cell>
          <table:table-cell/>
          <table:table-cell table:formula="of:=([.B24]-[.E24])/[.A24]" office:value-type="float" office:value="2598.10656" calcext:value-type="float">
            <text:p>2598,10656</text:p>
          </table:table-cell>
          <table:table-cell table:number-columns-repeated="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string" calcext:value-type="string">
            <text:p>Converged</text:p>
          </table:table-cell>
          <table:table-cell office:value-type="float" office:value="0.000000005946035" calcext:value-type="float">
            <text:p>5,95E-09</text:p>
          </table:table-cell>
          <table:table-cell/>
          <table:table-cell table:formula="of:=([.B25]-[.E25])/[.A25]" office:value-type="float" office:value="2657.347073" calcext:value-type="float">
            <text:p>2657,347073</text:p>
          </table:table-cell>
          <table:table-cell table:number-columns-repeated="1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string" calcext:value-type="string">
            <text:p>Converged</text:p>
          </table:table-cell>
          <table:table-cell office:value-type="float" office:value="0.000000002168371" calcext:value-type="float">
            <text:p>2,17E-09</text:p>
          </table:table-cell>
          <table:table-cell/>
          <table:table-cell table:formula="of:=([.B26]-[.E26])/[.A26]" office:value-type="float" office:value="2663.3339938" calcext:value-type="float">
            <text:p>2663,3339938</text:p>
          </table:table-cell>
          <table:table-cell table:number-columns-repeated="14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3" office:value-type="float" office:value="26639220" calcext:value-type="float">
            <text:p>2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string" calcext:value-type="string">
            <text:p>Converged</text:p>
          </table:table-cell>
          <table:table-cell office:value-type="float" office:value="0.000000006311351" calcext:value-type="float">
            <text:p>6,31E-09</text:p>
          </table:table-cell>
          <table:table-cell/>
          <table:table-cell table:formula="of:=([.B27]-[.E27])/[.A27]" office:value-type="float" office:value="2663.93309226" calcext:value-type="float">
            <text:p>2663,93309226</text:p>
          </table:table-cell>
          <table:table-cell table:number-columns-repeated="14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string" calcext:value-type="string">
            <text:p>Converged</text:p>
          </table:table-cell>
          <table:table-cell office:value-type="float" office:value="0.000000006028784" calcext:value-type="float">
            <text:p>6,03E-09</text:p>
          </table:table-cell>
          <table:table-cell/>
          <table:table-cell table:formula="of:=([.B28]-[.E28])/[.A28]" office:value-type="float" office:value="2663.993114222" calcext:value-type="float">
            <text:p>2663,993114222</text:p>
          </table:table-cell>
          <table:table-cell table:number-columns-repeated="14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string" calcext:value-type="string">
            <text:p>Converged</text:p>
          </table:table-cell>
          <table:table-cell office:value-type="float" office:value="0.0000000006016471" calcext:value-type="float">
            <text:p>6,02E-10</text:p>
          </table:table-cell>
          <table:table-cell/>
          <table:table-cell table:formula="of:=([.B29]-[.E29])/[.A29]" office:value-type="float" office:value="2663.9991114213" calcext:value-type="float">
            <text:p>2663,9991114213</text:p>
          </table:table-cell>
          <table:table-cell table:number-columns-repeated="14"/>
        </table:table-row>
        <table:table-row table:style-name="ro2">
          <table:table-cell/>
          <table:table-cell table:style-name="ce3"/>
          <table:table-cell table:number-columns-repeated="23"/>
        </table:table-row>
        <table:table-row table:style-name="ro2">
          <table:table-cell office:value-type="string" calcext:value-type="string">
            <text:p>00000c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31];[.B31];[.C31];[.D31];[.E31])" office:value-type="string" office:string-value="00000cLinear modelsteady planar elongationEpsilon = 0.25" calcext:value-type="string">
            <text:p>00000cLinear modelsteady planar elongationEpsilon = 0.25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16"/>
        </table:table-row>
        <table:table-row table:style-name="ro2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4"/>
        </table:table-row>
        <table:table-row table:style-name="ro2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,06658758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([.B34]-[.G34])/[.A34]" office:value-type="float" office:value="1332.018" calcext:value-type="float">
            <text:p>1332,018</text:p>
          </table:table-cell>
          <table:table-cell table:number-columns-repeated="14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6673333" calcext:value-type="float">
            <text:p>0,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,6646693</text:p>
          </table:table-cell>
          <table:table-cell office:value-type="string" calcext:value-type="string">
            <text:p>Converged</text:p>
          </table:table-cell>
          <table:table-cell office:value-type="float" office:value="0.000000009989509" calcext:value-type="float">
            <text:p>9,99E-09</text:p>
          </table:table-cell>
          <table:table-cell/>
          <table:table-cell table:formula="of:=([.B35]-[.G35])/[.A35]" office:value-type="float" office:value="1332.0026" calcext:value-type="float">
            <text:p>1332,0026</text:p>
          </table:table-cell>
          <table:table-cell table:number-columns-repeated="14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office:value-type="float" office:value="0.000000009884872" calcext:value-type="float">
            <text:p>9,88E-09</text:p>
          </table:table-cell>
          <table:table-cell/>
          <table:table-cell table:formula="of:=([.B36]-[.G36])/[.A36]" office:value-type="float" office:value="1332.2664" calcext:value-type="float">
            <text:p>1332,2664</text:p>
          </table:table-cell>
          <table:table-cell table:number-columns-repeated="14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81.22027" calcext:value-type="float">
            <text:p>81,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,59051</text:p>
          </table:table-cell>
          <table:table-cell office:value-type="string" calcext:value-type="string">
            <text:p>Converged</text:p>
          </table:table-cell>
          <table:table-cell office:value-type="float" office:value="0.000000007757254" calcext:value-type="float">
            <text:p>7,76E-09</text:p>
          </table:table-cell>
          <table:table-cell/>
          <table:table-cell table:formula="of:=([.B37]-[.G37])/[.A37]" office:value-type="float" office:value="1358.1078" calcext:value-type="float">
            <text:p>1358,1078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,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,3529</text:p>
          </table:table-cell>
          <table:table-cell office:value-type="string" calcext:value-type="string">
            <text:p>Converged</text:p>
          </table:table-cell>
          <table:table-cell office:value-type="float" office:value="0.0000000007493541" calcext:value-type="float">
            <text:p>7,49E-10</text:p>
          </table:table-cell>
          <table:table-cell/>
          <table:table-cell table:formula="of:=([.B38]-[.G38])/[.A38]" office:value-type="float" office:value="2095.4789" calcext:value-type="float">
            <text:p>2095,4789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,4329</text:p>
          </table:table-cell>
          <table:table-cell office:value-type="string" calcext:value-type="string">
            <text:p>Converged</text:p>
          </table:table-cell>
          <table:table-cell office:value-type="float" office:value="0.00000000445263" calcext:value-type="float">
            <text:p>4,45E-09</text:p>
          </table:table-cell>
          <table:table-cell/>
          <table:table-cell table:formula="of:=([.B39]-[.G39])/[.A39]" office:value-type="float" office:value="2598.24829" calcext:value-type="float">
            <text:p>2598,24829</text:p>
          </table:table-cell>
          <table:table-cell table:number-columns-repeated="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,3985</text:p>
          </table:table-cell>
          <table:table-cell office:value-type="string" calcext:value-type="string">
            <text:p>Converged</text:p>
          </table:table-cell>
          <table:table-cell office:value-type="float" office:value="0.000000005031418" calcext:value-type="float">
            <text:p>5,03E-09</text:p>
          </table:table-cell>
          <table:table-cell/>
          <table:table-cell table:formula="of:=([.B40]-[.G40])/[.A40]" office:value-type="float" office:value="2657.347985" calcext:value-type="float">
            <text:p>2657,347985</text:p>
          </table:table-cell>
          <table:table-cell table:number-columns-repeated="1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,4683</text:p>
          </table:table-cell>
          <table:table-cell office:value-type="string" calcext:value-type="string">
            <text:p>Converged</text:p>
          </table:table-cell>
          <table:table-cell office:value-type="float" office:value="0.000000003996124" calcext:value-type="float">
            <text:p>4,00E-09</text:p>
          </table:table-cell>
          <table:table-cell/>
          <table:table-cell table:formula="of:=([.B41]-[.G41])/[.A41]" office:value-type="float" office:value="2663.3344683" calcext:value-type="float">
            <text:p>2663,3344683</text:p>
          </table:table-cell>
          <table:table-cell table:number-columns-repeated="14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3" office:value-type="float" office:value="26639170" calcext:value-type="float">
            <text:p>2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,7555</text:p>
          </table:table-cell>
          <table:table-cell office:value-type="string" calcext:value-type="string">
            <text:p>Converged</text:p>
          </table:table-cell>
          <table:table-cell office:value-type="float" office:value="0.000000005580972" calcext:value-type="float">
            <text:p>5,58E-09</text:p>
          </table:table-cell>
          <table:table-cell/>
          <table:table-cell table:formula="of:=([.B42]-[.G42])/[.A42]" office:value-type="float" office:value="2663.93367555" calcext:value-type="float">
            <text:p>2663,93367555</text:p>
          </table:table-cell>
          <table:table-cell table:number-columns-repeated="14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,602</text:p>
          </table:table-cell>
          <table:table-cell office:value-type="string" calcext:value-type="string">
            <text:p>Converged</text:p>
          </table:table-cell>
          <table:table-cell office:value-type="float" office:value="0.000000003218273" calcext:value-type="float">
            <text:p>3,22E-09</text:p>
          </table:table-cell>
          <table:table-cell/>
          <table:table-cell table:formula="of:=([.B43]-[.G43])/[.A43]" office:value-type="float" office:value="2663.99364602" calcext:value-type="float">
            <text:p>2663,99364602</text:p>
          </table:table-cell>
          <table:table-cell table:number-columns-repeated="14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,9766</text:p>
          </table:table-cell>
          <table:table-cell office:value-type="string" calcext:value-type="string">
            <text:p>Converged</text:p>
          </table:table-cell>
          <table:table-cell office:value-type="float" office:value="0.000000002799435" calcext:value-type="float">
            <text:p>2,80E-09</text:p>
          </table:table-cell>
          <table:table-cell/>
          <table:table-cell table:formula="of:=([.B44]-[.G44])/[.A44]" office:value-type="float" office:value="2663.9991639766" calcext:value-type="float">
            <text:p>2663,9991639766</text:p>
          </table:table-cell>
          <table:table-cell table:number-columns-repeated="14"/>
        </table:table-row>
        <table:table-row table:style-name="ro2">
          <table:table-cell table:number-columns-repeated="8"/>
          <table:table-cell table:style-name="ce1"/>
          <table:table-cell table:number-columns-repeated="16"/>
        </table:table-row>
      </table:table>
      <table:table table:name="giesekus" table:style-name="ta2">
        <table:table-column table:style-name="co9" table:number-columns-repeated="8" table:default-cell-style-name="ce7"/>
        <table:table-column table:style-name="co9" table:default-cell-style-name="ce10"/>
        <table:table-column table:style-name="co9" table:number-columns-repeated="4" table:default-cell-style-name="ce1"/>
        <table:table-column table:style-name="co9" table:number-columns-repeated="4" table:default-cell-style-name="Default"/>
        <table:table-row table:style-name="ro2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];[.B1];[.C1];[.D1];[.E1])" office:value-type="string" office:string-value="20000aGiesekussteady shearAlpha = 0.01" calcext:value-type="string">
            <text:p>20000aGiesekussteady shearAlpha = 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7"/>
          <table:table-cell>
            <draw:frame draw:z-index="0" draw:style-name="gr1" draw:text-style-name="P1" svg:width="34.398cm" svg:height="19.313cm" svg:x="0.082cm" svg:y="0.002cm">
              <draw:object draw:notify-on-update-of-ranges="giesekus.A4:giesekus.A14 giesekus.L1:giesekus.L1 giesekus.K4:giesekus.K14 giesekus.A19:giesekus.A29 giesekus.L16:giesekus.L16 giesekus.K19:giesekus.K29 giesekus.L31:giesekus.L31 giesekus.K34:giesekus.K44 giesekus.A34:giesekus.A44 expPTT.A5:expPTT.A15 expPTT.L2:expPTT.L2 expPTT.K5:expPTT.K15 expPTT.A20:expPTT.A30 expPTT.L17:expPTT.L17 expPTT.K20:expPTT.K30 expPTT.L32:expPTT.L32 expPTT.K35:expPTT.K45 expPTT.A35:expPTT.A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2">
          <table:table-cell office:value-type="float" office:value="0.0001" calcext:value-type="float">
            <text:p>0,0001</text:p>
          </table:table-cell>
          <table:table-cell table:style-name="ce10" office:value-type="float" office:value="0.000006626698" calcext:value-type="float">
            <text:p>6,63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00333" calcext:value-type="float">
            <text:p>-3,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]/[.A4]" office:value-type="float" office:value="333.0001" calcext:value-type="float">
            <text:p>333,0001</text:p>
          </table:table-cell>
          <table:table-cell table:style-name="ce3" table:formula="of:=[.B4]-[.E4]" office:value-type="float" office:value="0.000006659998" calcext:value-type="float">
            <text:p>6,66E-06</text:p>
          </table:table-cell>
          <table:table-cell table:formula="of:=SQRT((3/2))*SQRT([.B4]/[.C4])" office:value-type="float" office:value="0.0172771473418017" calcext:value-type="float">
            <text:p>0,0172771473418017</text:p>
          </table:table-cell>
          <table:table-cell table:number-columns-repeated="4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0006626698" calcext:value-type="float">
            <text:p>0,0006626698</text:p>
          </table:table-cell>
          <table:table-cell office:value-type="float" office:value="0.3329992" calcext:value-type="float">
            <text:p>0,332999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3329998" calcext:value-type="float">
            <text:p>-3,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,82E-06</text:p>
          </table:table-cell>
          <table:table-cell/>
          <table:table-cell table:formula="of:=[.C5]/[.A5]" office:value-type="float" office:value="332.9992" calcext:value-type="float">
            <text:p>332,9992</text:p>
          </table:table-cell>
          <table:table-cell table:style-name="ce3" table:formula="of:=[.B5]-[.E5]" office:value-type="float" office:value="0.000665999798" calcext:value-type="float">
            <text:p>6,66E-04</text:p>
          </table:table-cell>
          <table:table-cell table:formula="of:=SQRT((3/2))*SQRT([.B5]/[.C5])" office:value-type="float" office:value="0.0546352109018107" calcext:value-type="float">
            <text:p>0,0546352109018107</text:p>
          </table:table-cell>
          <table:table-cell table:number-columns-repeated="4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0.06626667" calcext:value-type="float">
            <text:p>0,06626667</text:p>
          </table:table-cell>
          <table:table-cell office:value-type="float" office:value="3.32999" calcext:value-type="float">
            <text:p>3,32999</text:p>
          </table:table-cell>
          <table:table-cell office:value-type="float" office:value="0" calcext:value-type="float">
            <text:p>0</text:p>
          </table:table-cell>
          <table:table-cell office:value-type="float" office:value="-0.000332998" calcext:value-type="float">
            <text:p>-0,0003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5" calcext:value-type="float">
            <text:p>9,99E-09</text:p>
          </table:table-cell>
          <table:table-cell table:style-name="ce4"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66599668" calcext:value-type="float">
            <text:p>6,66E-02</text:p>
          </table:table-cell>
          <table:table-cell table:formula="of:=SQRT((3/2))*SQRT([.B6]/[.C6])" office:value-type="float" office:value="0.172771354659312" calcext:value-type="float">
            <text:p>0,172771354659312</text:p>
          </table:table-cell>
          <table:table-cell table:number-columns-repeated="4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6.623419" calcext:value-type="float">
            <text:p>6,623419</text:p>
          </table:table-cell>
          <table:table-cell office:value-type="float" office:value="33.29008" calcext:value-type="float">
            <text:p>33,29008</text:p>
          </table:table-cell>
          <table:table-cell office:value-type="float" office:value="0" calcext:value-type="float">
            <text:p>0</text:p>
          </table:table-cell>
          <table:table-cell office:value-type="float" office:value="-0.0332802" calcext:value-type="float">
            <text:p>-0,033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1885" calcext:value-type="float">
            <text:p>9,76E-09</text:p>
          </table:table-cell>
          <table:table-cell table:style-name="ce4"/>
          <table:table-cell table:formula="of:=[.C7]/[.A7]" office:value-type="float" office:value="332.9008" calcext:value-type="float">
            <text:p>332,9008</text:p>
          </table:table-cell>
          <table:table-cell table:style-name="ce3" table:formula="of:=[.B7]-[.E7]" office:value-type="float" office:value="6.6566992" calcext:value-type="float">
            <text:p>6,66E+00</text:p>
          </table:table-cell>
          <table:table-cell table:formula="of:=SQRT((3/2))*SQRT([.B7]/[.C7])" office:value-type="float" office:value="0.546297640656789" calcext:value-type="float">
            <text:p>0,546297640656789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32.3175" calcext:value-type="float">
            <text:p>632,3175</text:p>
          </table:table-cell>
          <table:table-cell office:value-type="float" office:value="323.7358" calcext:value-type="float">
            <text:p>323,7358</text:p>
          </table:table-cell>
          <table:table-cell office:value-type="float" office:value="0" calcext:value-type="float">
            <text:p>0</text:p>
          </table:table-cell>
          <table:table-cell office:value-type="float" office:value="-3.14759" calcext:value-type="float">
            <text:p>-3,1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128739" calcext:value-type="float">
            <text:p>9,13E-09</text:p>
          </table:table-cell>
          <table:table-cell table:style-name="ce4"/>
          <table:table-cell table:formula="of:=[.C8]/[.A8]" office:value-type="float" office:value="323.7358" calcext:value-type="float">
            <text:p>323,7358</text:p>
          </table:table-cell>
          <table:table-cell table:style-name="ce3" table:formula="of:=[.B8]-[.E8]" office:value-type="float" office:value="635.46509" calcext:value-type="float">
            <text:p>6,35E+02</text:p>
          </table:table-cell>
          <table:table-cell table:formula="of:=SQRT((3/2))*SQRT([.B8]/[.C8])" office:value-type="float" office:value="1.71166143672224" calcext:value-type="float">
            <text:p>1,71166143672224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972.08" calcext:value-type="float">
            <text:p>19972,08</text:p>
          </table:table-cell>
          <table:table-cell office:value-type="float" office:value="1601.379" calcext:value-type="float">
            <text:p>1601,379</text:p>
          </table:table-cell>
          <table:table-cell office:value-type="float" office:value="0" calcext:value-type="float">
            <text:p>0</text:p>
          </table:table-cell>
          <table:table-cell office:value-type="float" office:value="-77.18852" calcext:value-type="float">
            <text:p>-77,1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7249" calcext:value-type="float">
            <text:p>9,87E-09</text:p>
          </table:table-cell>
          <table:table-cell table:style-name="ce4"/>
          <table:table-cell table:formula="of:=[.C9]/[.A9]" office:value-type="float" office:value="160.1379" calcext:value-type="float">
            <text:p>160,1379</text:p>
          </table:table-cell>
          <table:table-cell table:style-name="ce3" table:formula="of:=[.B9]-[.E9]" office:value-type="float" office:value="20049.26852" calcext:value-type="float">
            <text:p>2,00E+04</text:p>
          </table:table-cell>
          <table:table-cell table:formula="of:=SQRT((3/2))*SQRT([.B9]/[.C9])" office:value-type="float" office:value="4.32524002801487" calcext:value-type="float">
            <text:p>4,32524002801487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7338" calcext:value-type="float">
            <text:p>117338</text:p>
          </table:table-cell>
          <table:table-cell office:value-type="float" office:value="2655.041" calcext:value-type="float">
            <text:p>2655,041</text:p>
          </table:table-cell>
          <table:table-cell office:value-type="float" office:value="0" calcext:value-type="float">
            <text:p>0</text:p>
          </table:table-cell>
          <table:table-cell office:value-type="float" office:value="-213.0622" calcext:value-type="float">
            <text:p>-213,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07429" calcext:value-type="float">
            <text:p>9,71E-09</text:p>
          </table:table-cell>
          <table:table-cell table:style-name="ce4"/>
          <table:table-cell table:formula="of:=[.C10]/[.A10]" office:value-type="float" office:value="26.55041" calcext:value-type="float">
            <text:p>26,55041</text:p>
          </table:table-cell>
          <table:table-cell table:style-name="ce3" table:formula="of:=[.B10]-[.E10]" office:value-type="float" office:value="117551.0622" calcext:value-type="float">
            <text:p>1,18E+05</text:p>
          </table:table-cell>
          <table:table-cell table:formula="of:=SQRT((3/2))*SQRT([.B10]/[.C10])" office:value-type="float" office:value="8.14196730862096" calcext:value-type="float">
            <text:p>8,14196730862096</text:p>
          </table:table-cell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437492.7" calcext:value-type="float">
            <text:p>437492,7</text:p>
          </table:table-cell>
          <table:table-cell office:value-type="float" office:value="3092.992" calcext:value-type="float">
            <text:p>3092,992</text:p>
          </table:table-cell>
          <table:table-cell office:value-type="float" office:value="0" calcext:value-type="float">
            <text:p>0</text:p>
          </table:table-cell>
          <table:table-cell office:value-type="float" office:value="-289.3309" calcext:value-type="float">
            <text:p>-289,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1198682" calcext:value-type="float">
            <text:p>1,20E-07</text:p>
          </table:table-cell>
          <table:table-cell table:style-name="ce4"/>
          <table:table-cell table:formula="of:=[.C11]/[.A11]" office:value-type="float" office:value="3.092992" calcext:value-type="float">
            <text:p>3,092992</text:p>
          </table:table-cell>
          <table:table-cell table:style-name="ce3" table:formula="of:=[.B11]-[.E11]" office:value-type="float" office:value="437782.0309" calcext:value-type="float">
            <text:p>4,38E+05</text:p>
          </table:table-cell>
          <table:table-cell table:formula="of:=SQRT((3/2))*SQRT([.B11]/[.C11])" office:value-type="float" office:value="14.5660446393737" calcext:value-type="float">
            <text:p>14,5660446393737</text:p>
          </table:table-cell>
          <table:table-cell table:number-columns-repeated="4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646899" calcext:value-type="float">
            <text:p>1646899</text:p>
          </table:table-cell>
          <table:table-cell office:value-type="float" office:value="3609.282" calcext:value-type="float">
            <text:p>3609,282</text:p>
          </table:table-cell>
          <table:table-cell office:value-type="float" office:value="0" calcext:value-type="float">
            <text:p>0</text:p>
          </table:table-cell>
          <table:table-cell office:value-type="float" office:value="-318.712" calcext:value-type="float">
            <text:p>-318,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363662" calcext:value-type="float">
            <text:p>7,36E-05</text:p>
          </table:table-cell>
          <table:table-cell table:style-name="ce4"/>
          <table:table-cell table:formula="of:=[.C12]/[.A12]" office:value-type="float" office:value="0.3609282" calcext:value-type="float">
            <text:p>0,3609282</text:p>
          </table:table-cell>
          <table:table-cell table:style-name="ce3" table:formula="of:=[.B12]-[.E12]" office:value-type="float" office:value="1647217.712" calcext:value-type="float">
            <text:p>1,65E+06</text:p>
          </table:table-cell>
          <table:table-cell table:formula="of:=SQRT((3/2))*SQRT([.B12]/[.C12])" office:value-type="float" office:value="26.1618652615767" calcext:value-type="float">
            <text:p>26,1618652615767</text:p>
          </table:table-cell>
          <table:table-cell table:number-columns-repeated="4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5579263" calcext:value-type="float">
            <text:p>5579263</text:p>
          </table:table-cell>
          <table:table-cell office:value-type="float" office:value="6771.308" calcext:value-type="float">
            <text:p>6771,308</text:p>
          </table:table-cell>
          <table:table-cell office:value-type="float" office:value="0" calcext:value-type="float">
            <text:p>0</text:p>
          </table:table-cell>
          <table:table-cell office:value-type="float" office:value="-322.8752" calcext:value-type="float">
            <text:p>-322,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8246641" calcext:value-type="float">
            <text:p>8,25E-05</text:p>
          </table:table-cell>
          <table:table-cell table:style-name="ce4"/>
          <table:table-cell table:formula="of:=[.C13]/[.A13]" office:value-type="float" office:value="0.06771308" calcext:value-type="float">
            <text:p>0,06771308</text:p>
          </table:table-cell>
          <table:table-cell table:style-name="ce3" table:formula="of:=[.B13]-[.E13]" office:value-type="float" office:value="5579585.8752" calcext:value-type="float">
            <text:p>5,58E+06</text:p>
          </table:table-cell>
          <table:table-cell table:formula="of:=SQRT((3/2))*SQRT([.B13]/[.C13])" office:value-type="float" office:value="35.1558629080826" calcext:value-type="float">
            <text:p>35,1558629080826</text:p>
          </table:table-cell>
          <table:table-cell table:number-columns-repeated="4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10" office:value-type="float" office:value="13857260" calcext:value-type="float">
            <text:p>1,39E+07</text:p>
          </table:table-cell>
          <table:table-cell office:value-type="float" office:value="10649.07" calcext:value-type="float">
            <text:p>10649,07</text:p>
          </table:table-cell>
          <table:table-cell office:value-type="float" office:value="0" calcext:value-type="float">
            <text:p>0</text:p>
          </table:table-cell>
          <table:table-cell office:value-type="float" office:value="-324.0462" calcext:value-type="float">
            <text:p>-324,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7" office:value-type="float" office:value="0.0001244294" calcext:value-type="float">
            <text:p>0,0001244294</text:p>
          </table:table-cell>
          <table:table-cell table:style-name="ce4"/>
          <table:table-cell table:formula="of:=[.C14]/[.A14]" office:value-type="float" office:value="0.01064907" calcext:value-type="float">
            <text:p>0,01064907</text:p>
          </table:table-cell>
          <table:table-cell table:style-name="ce3" table:formula="of:=[.B14]-[.E14]" office:value-type="float" office:value="13857584.0462" calcext:value-type="float">
            <text:p>1,39E+07</text:p>
          </table:table-cell>
          <table:table-cell table:formula="of:=SQRT((3/2))*SQRT([.B14]/[.C14])" office:value-type="float" office:value="44.1802807587865" calcext:value-type="float">
            <text:p>44,1802807587865</text:p>
          </table:table-cell>
          <table:table-cell table:number-columns-repeated="4"/>
        </table:table-row>
        <table:table-row table:style-name="ro2">
          <table:table-cell table:style-name="ce1" table:number-columns-repeated="9"/>
          <table:table-cell table:number-columns-repeated="8"/>
        </table:table-row>
        <table:table-row table:style-name="ro2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6];[.B16];[.C16];[.D16];[.E16])" office:value-type="string" office:string-value="20000bGiesekussteady uniaxial elongationAlpha = 0.01" calcext:value-type="string">
            <text:p>20000bGiesekussteady uniaxial elongationAlpha = 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2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6"/>
        </table:table-row>
        <table:table-row table:style-name="ro2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03329671" calcext:value-type="float">
            <text:p>-3,33E-02</text:p>
          </table:table-cell>
          <table:table-cell office:value-type="float" office:value="0" calcext:value-type="float">
            <text:p>0</text:p>
          </table:table-cell>
          <table:table-cell office:value-type="float" office:value="-0.03329671" calcext:value-type="float">
            <text:p>-0,03329671</text:p>
          </table:table-cell>
          <table:table-cell office:value-type="string" calcext:value-type="string">
            <text:p>Exceed_Niter</text:p>
          </table:table-cell>
          <table:table-cell office:value-type="float" office:value="0.0000003954606" calcext:value-type="float">
            <text:p>3,95E-07</text:p>
          </table:table-cell>
          <table:table-cell/>
          <table:table-cell table:formula="of:=([.B19]-[.E19])/[.A19]" office:value-type="float" office:value="999.0991" calcext:value-type="float">
            <text:p>999,0991</text:p>
          </table:table-cell>
          <table:table-cell table:number-columns-repeated="6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3326699" calcext:value-type="float">
            <text:p>-3,33E-01</text:p>
          </table:table-cell>
          <table:table-cell office:value-type="float" office:value="0" calcext:value-type="float">
            <text:p>0</text:p>
          </table:table-cell>
          <table:table-cell office:value-type="float" office:value="-0.3326699" calcext:value-type="float">
            <text:p>-0,3326699</text:p>
          </table:table-cell>
          <table:table-cell office:value-type="string" calcext:value-type="string">
            <text:p>Exceed_Niter</text:p>
          </table:table-cell>
          <table:table-cell office:value-type="float" office:value="0.000004817605" calcext:value-type="float">
            <text:p>4,82E-06</text:p>
          </table:table-cell>
          <table:table-cell/>
          <table:table-cell table:formula="of:=([.B20]-[.E20])/[.A20]" office:value-type="float" office:value="999.9896" calcext:value-type="float">
            <text:p>999,9896</text:p>
          </table:table-cell>
          <table:table-cell table:number-columns-repeated="6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string" calcext:value-type="string">
            <text:p>Converged</text:p>
          </table:table-cell>
          <table:table-cell office:value-type="float" office:value="0.000000009994955" calcext:value-type="float">
            <text:p>9,99E-09</text:p>
          </table:table-cell>
          <table:table-cell/>
          <table:table-cell table:formula="of:=([.B21]-[.E21])/[.A21]" office:value-type="float" office:value="1009.1857" calcext:value-type="float">
            <text:p>1009,1857</text:p>
          </table:table-cell>
          <table:table-cell table:number-columns-repeated="6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string" calcext:value-type="string">
            <text:p>Converged</text:p>
          </table:table-cell>
          <table:table-cell office:value-type="float" office:value="0.000000009653624" calcext:value-type="float">
            <text:p>9,65E-09</text:p>
          </table:table-cell>
          <table:table-cell/>
          <table:table-cell table:formula="of:=([.B22]-[.E22])/[.A22]" office:value-type="float" office:value="1132.8925" calcext:value-type="float">
            <text:p>1132,8925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string" calcext:value-type="string">
            <text:p>Converged</text:p>
          </table:table-cell>
          <table:table-cell office:value-type="float" office:value="0.000000009626004" calcext:value-type="float">
            <text:p>9,63E-09</text:p>
          </table:table-cell>
          <table:table-cell/>
          <table:table-cell table:formula="of:=([.B23]-[.E23])/[.A23]" office:value-type="float" office:value="34120.0983" calcext:value-type="float">
            <text:p>34120,0983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string" calcext:value-type="string">
            <text:p>Converged</text:p>
          </table:table-cell>
          <table:table-cell office:value-type="float" office:value="0.000000008649972" calcext:value-type="float">
            <text:p>8,65E-09</text:p>
          </table:table-cell>
          <table:table-cell/>
          <table:table-cell table:formula="of:=([.B24]-[.E24])/[.A24]" office:value-type="float" office:value="63335.32763" calcext:value-type="float">
            <text:p>63335,32763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string" calcext:value-type="string">
            <text:p>Converged</text:p>
          </table:table-cell>
          <table:table-cell office:value-type="float" office:value="0.000000009466351" calcext:value-type="float">
            <text:p>9,47E-09</text:p>
          </table:table-cell>
          <table:table-cell/>
          <table:table-cell table:formula="of:=([.B25]-[.E25])/[.A25]" office:value-type="float" office:value="66273.637333" calcext:value-type="float">
            <text:p>66273,637333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26]-[.E26])/[.A26]" office:value-type="float" office:value="66567.3626704" calcext:value-type="float">
            <text:p>66567,3626704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27]-[.E27])/[.A27]" office:value-type="float" office:value="66596.7332967" calcext:value-type="float">
            <text:p>66596,7332967</text:p>
          </table:table-cell>
          <table:table-cell table:number-columns-repeated="6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28]-[.E28])/[.A28]" office:value-type="float" office:value="66599.673329967" calcext:value-type="float">
            <text:p>66599,673329967</text:p>
          </table:table-cell>
          <table:table-cell table:number-columns-repeated="6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29]-[.E29])/[.A29]" office:value-type="float" office:value="66599.9603329997" calcext:value-type="float">
            <text:p>66599,9603329997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8"/>
        </table:table-row>
        <table:table-row table:style-name="ro2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31];[.B31];[.C31];[.D31];[.E31])" office:value-type="string" office:string-value="20000cGiesekussteady planar elongationAlpha = 0.01" calcext:value-type="string">
            <text:p>20000cGiesekussteady planar elongationAlpha = 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2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6"/>
        </table:table-row>
        <table:table-row table:style-name="ro2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06658683" calcext:value-type="float">
            <text:p>-0,06658683</text:p>
          </table:table-cell>
          <table:table-cell office:value-type="string" calcext:value-type="string">
            <text:p>Exceed_Niter</text:p>
          </table:table-cell>
          <table:table-cell office:value-type="float" office:value="0.000000395547" calcext:value-type="float">
            <text:p>3,96E-07</text:p>
          </table:table-cell>
          <table:table-cell/>
          <table:table-cell table:formula="of:=([.B34]-[.G34])/[.A34]" office:value-type="float" office:value="1332.0003" calcext:value-type="float">
            <text:p>1332,0003</text:p>
          </table:table-cell>
          <table:table-cell table:number-columns-repeated="6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6646823" calcext:value-type="float">
            <text:p>-0,6646823</text:p>
          </table:table-cell>
          <table:table-cell office:value-type="string" calcext:value-type="string">
            <text:p>Exceed_Niter</text:p>
          </table:table-cell>
          <table:table-cell office:value-type="float" office:value="0.000004821778" calcext:value-type="float">
            <text:p>4,82E-06</text:p>
          </table:table-cell>
          <table:table-cell/>
          <table:table-cell table:formula="of:=([.B35]-[.G35])/[.A35]" office:value-type="float" office:value="1332.002" calcext:value-type="float">
            <text:p>1332,002</text:p>
          </table:table-cell>
          <table:table-cell table:number-columns-repeated="6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30667" calcext:value-type="float">
            <text:p>-6,530667</text:p>
          </table:table-cell>
          <table:table-cell office:value-type="string" calcext:value-type="string">
            <text:p>Converged</text:p>
          </table:table-cell>
          <table:table-cell office:value-type="float" office:value="0.000000009991031" calcext:value-type="float">
            <text:p>9,99E-09</text:p>
          </table:table-cell>
          <table:table-cell/>
          <table:table-cell table:formula="of:=([.B36]-[.G36])/[.A36]" office:value-type="float" office:value="1332.5171" calcext:value-type="float">
            <text:p>1332,5171</text:p>
          </table:table-cell>
          <table:table-cell table:number-columns-repeated="6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5773" calcext:value-type="float">
            <text:p>-55,5773</text:p>
          </table:table-cell>
          <table:table-cell office:value-type="string" calcext:value-type="string">
            <text:p>Converged</text:p>
          </table:table-cell>
          <table:table-cell office:value-type="float" office:value="0.000000009930975" calcext:value-type="float">
            <text:p>9,93E-09</text:p>
          </table:table-cell>
          <table:table-cell/>
          <table:table-cell table:formula="of:=([.B37]-[.G37])/[.A37]" office:value-type="float" office:value="1385.6876" calcext:value-type="float">
            <text:p>1385,6876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2.4955" calcext:value-type="float">
            <text:p>-222,4955</text:p>
          </table:table-cell>
          <table:table-cell office:value-type="string" calcext:value-type="string">
            <text:p>Converged</text:p>
          </table:table-cell>
          <table:table-cell office:value-type="float" office:value="0.00000000962603" calcext:value-type="float">
            <text:p>9,63E-09</text:p>
          </table:table-cell>
          <table:table-cell/>
          <table:table-cell table:formula="of:=([.B38]-[.G38])/[.A38]" office:value-type="float" office:value="34175.6755" calcext:value-type="float">
            <text:p>34175,6755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7.2868" calcext:value-type="float">
            <text:p>-317,2868</text:p>
          </table:table-cell>
          <table:table-cell office:value-type="string" calcext:value-type="string">
            <text:p>Converged</text:p>
          </table:table-cell>
          <table:table-cell office:value-type="float" office:value="0.000000008637734" calcext:value-type="float">
            <text:p>8,64E-09</text:p>
          </table:table-cell>
          <table:table-cell/>
          <table:table-cell table:formula="of:=([.B39]-[.G39])/[.A39]" office:value-type="float" office:value="63336.75868" calcext:value-type="float">
            <text:p>63336,75868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1.3597" calcext:value-type="float">
            <text:p>-331,3597</text:p>
          </table:table-cell>
          <table:table-cell office:value-type="string" calcext:value-type="string">
            <text:p>Converged</text:p>
          </table:table-cell>
          <table:table-cell office:value-type="float" office:value="0.000000009466204" calcext:value-type="float">
            <text:p>9,47E-09</text:p>
          </table:table-cell>
          <table:table-cell/>
          <table:table-cell table:formula="of:=([.B40]-[.G40])/[.A40]" office:value-type="float" office:value="66273.653597" calcext:value-type="float">
            <text:p>66273,653597</text:p>
          </table:table-cell>
          <table:table-cell table:number-columns-repeated="5"/>
          <table:table-cell>
            <draw:frame draw:z-index="1" draw:style-name="gr1" draw:text-style-name="P1" svg:width="34.398cm" svg:height="19.313cm" svg:x="0.001cm" svg:y="0.001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giesekus.A49:giesekus.A59 giesekus.L46:giesekus.L46 giesekus.K49:giesekus.K59 giesekus.A64:giesekus.A74 giesekus.L61:giesekus.L61 giesekus.K64:giesekus.K74 giesekus.A79:giesekus.A89 giesekus.L76:giesekus.L76 giesekus.K79:giesekus.K8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8352" calcext:value-type="float">
            <text:p>-332,8352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41]-[.G41])/[.A41]" office:value-type="float" office:value="66567.3628352" calcext:value-type="float">
            <text:p>66567,3628352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835" calcext:value-type="float">
            <text:p>-332,9835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42]-[.G42])/[.A42]" office:value-type="float" office:value="66596.73329835" calcext:value-type="float">
            <text:p>66596,73329835</text:p>
          </table:table-cell>
          <table:table-cell table:number-columns-repeated="6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84" calcext:value-type="float">
            <text:p>-332,9984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43]-[.G43])/[.A43]" office:value-type="float" office:value="66599.673329984" calcext:value-type="float">
            <text:p>66599,673329984</text:p>
          </table:table-cell>
          <table:table-cell table:number-columns-repeated="6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44]-[.G44])/[.A44]" office:value-type="float" office:value="66599.9603329998" calcext:value-type="float">
            <text:p>66599,9603329998</text:p>
          </table:table-cell>
          <table:table-cell table:number-columns-repeated="6"/>
        </table:table-row>
        <table:table-row table:style-name="ro2">
          <table:table-cell table:style-name="ce1" table:number-columns-repeated="9"/>
          <table:table-cell table:number-columns-repeated="8"/>
        </table:table-row>
        <table:table-row table:style-name="ro2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46];[.B46];[.C46];[.D46];[.E46])" office:value-type="string" office:string-value="20000aGiesekussteady shearAlpha = 0.5" calcext:value-type="string">
            <text:p>20000aGiesekussteady shearAlpha = 0.5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0.0001" calcext:value-type="float">
            <text:p>0,0001</text:p>
          </table:table-cell>
          <table:table-cell table:style-name="ce10" office:value-type="float" office:value="0.000004994998" calcext:value-type="float">
            <text:p>4,99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1665" calcext:value-type="float">
            <text:p>-1,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9]/[.A49]" office:value-type="float" office:value="333.0001" calcext:value-type="float">
            <text:p>333,0001</text:p>
          </table:table-cell>
          <table:table-cell table:style-name="ce3" table:formula="of:=[.C49]-[.E49]" office:value-type="float" office:value="0.033301675" calcext:value-type="float">
            <text:p>3,33E-02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0004994992" calcext:value-type="float">
            <text:p>0,0004994992</text:p>
          </table:table-cell>
          <table:table-cell office:value-type="float" office:value="0.3329989" calcext:value-type="float">
            <text:p>0,3329989</text:p>
          </table:table-cell>
          <table:table-cell office:value-type="float" office:value="0" calcext:value-type="float">
            <text:p>0</text:p>
          </table:table-cell>
          <table:table-cell office:value-type="float" office:value="-0.0001664996" calcext:value-type="float">
            <text:p>-0,000166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8" calcext:value-type="float">
            <text:p>4,82E-06</text:p>
          </table:table-cell>
          <table:table-cell/>
          <table:table-cell table:formula="of:=[.C50]/[.A50]" office:value-type="float" office:value="332.9989" calcext:value-type="float">
            <text:p>332,9989</text:p>
          </table:table-cell>
          <table:table-cell table:style-name="ce3" table:formula="of:=[.C50]-[.E50]" office:value-type="float" office:value="0.3331653996" calcext:value-type="float">
            <text:p>3,33E-01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0.04994293" calcext:value-type="float">
            <text:p>0,04994293</text:p>
          </table:table-cell>
          <table:table-cell office:value-type="float" office:value="3.329667" calcext:value-type="float">
            <text:p>3,329667</text:p>
          </table:table-cell>
          <table:table-cell office:value-type="float" office:value="0" calcext:value-type="float">
            <text:p>0</text:p>
          </table:table-cell>
          <table:table-cell office:value-type="float" office:value="-0.01664709" calcext:value-type="float">
            <text:p>-0,0166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139" calcext:value-type="float">
            <text:p>9,99E-09</text:p>
          </table:table-cell>
          <table:table-cell table:style-name="ce4"/>
          <table:table-cell table:formula="of:=[.C51]/[.A51]" office:value-type="float" office:value="332.9667" calcext:value-type="float">
            <text:p>332,9667</text:p>
          </table:table-cell>
          <table:table-cell table:style-name="ce3" table:formula="of:=[.C51]-[.E51]" office:value-type="float" office:value="3.34631409" calcext:value-type="float">
            <text:p>3,35E+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4.925759" calcext:value-type="float">
            <text:p>4,925759</text:p>
          </table:table-cell>
          <table:table-cell office:value-type="float" office:value="32.9735" calcext:value-type="float">
            <text:p>32,9735</text:p>
          </table:table-cell>
          <table:table-cell office:value-type="float" office:value="0" calcext:value-type="float">
            <text:p>0</text:p>
          </table:table-cell>
          <table:table-cell office:value-type="float" office:value="-1.636531" calcext:value-type="float">
            <text:p>-1,63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36944" calcext:value-type="float">
            <text:p>9,74E-09</text:p>
          </table:table-cell>
          <table:table-cell table:style-name="ce4"/>
          <table:table-cell table:formula="of:=[.C52]/[.A52]" office:value-type="float" office:value="329.735" calcext:value-type="float">
            <text:p>329,735</text:p>
          </table:table-cell>
          <table:table-cell table:style-name="ce3" table:formula="of:=[.C52]-[.E52]" office:value-type="float" office:value="34.610031" calcext:value-type="float">
            <text:p>3,46E+01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2.3767" calcext:value-type="float">
            <text:p>252,3767</text:p>
          </table:table-cell>
          <table:table-cell office:value-type="float" office:value="205.8053" calcext:value-type="float">
            <text:p>205,8053</text:p>
          </table:table-cell>
          <table:table-cell office:value-type="float" office:value="0" calcext:value-type="float">
            <text:p>0</text:p>
          </table:table-cell>
          <table:table-cell office:value-type="float" office:value="-71.21161" calcext:value-type="float">
            <text:p>-71,2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038525" calcext:value-type="float">
            <text:p>9,04E-09</text:p>
          </table:table-cell>
          <table:table-cell table:style-name="ce4"/>
          <table:table-cell table:formula="of:=[.C53]/[.A53]" office:value-type="float" office:value="205.8053" calcext:value-type="float">
            <text:p>205,8053</text:p>
          </table:table-cell>
          <table:table-cell table:style-name="ce3" table:formula="of:=[.C53]-[.E53]" office:value-type="float" office:value="277.01691" calcext:value-type="float">
            <text:p>2,77E+02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23.666" calcext:value-type="float">
            <text:p>1723,666</text:p>
          </table:table-cell>
          <table:table-cell office:value-type="float" office:value="316.7663" calcext:value-type="float">
            <text:p>316,7663</text:p>
          </table:table-cell>
          <table:table-cell office:value-type="float" office:value="0" calcext:value-type="float">
            <text:p>0</text:p>
          </table:table-cell>
          <table:table-cell office:value-type="float" office:value="-230.295" calcext:value-type="float">
            <text:p>-230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86423" calcext:value-type="float">
            <text:p>9,89E-09</text:p>
          </table:table-cell>
          <table:table-cell table:style-name="ce4"/>
          <table:table-cell table:formula="of:=[.C54]/[.A54]" office:value-type="float" office:value="31.67663" calcext:value-type="float">
            <text:p>31,67663</text:p>
          </table:table-cell>
          <table:table-cell table:style-name="ce3" table:formula="of:=[.C54]-[.E54]" office:value-type="float" office:value="547.0613" calcext:value-type="float">
            <text:p>5,47E+02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310.458" calcext:value-type="float">
            <text:p>6310,458</text:p>
          </table:table-cell>
          <table:table-cell office:value-type="float" office:value="331.3399" calcext:value-type="float">
            <text:p>331,3399</text:p>
          </table:table-cell>
          <table:table-cell office:value-type="float" office:value="0" calcext:value-type="float">
            <text:p>0</text:p>
          </table:table-cell>
          <table:table-cell office:value-type="float" office:value="-299.7831" calcext:value-type="float">
            <text:p>-299,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21858" calcext:value-type="float">
            <text:p>9,92E-09</text:p>
          </table:table-cell>
          <table:table-cell table:style-name="ce4"/>
          <table:table-cell table:formula="of:=[.C55]/[.A55]" office:value-type="float" office:value="3.313399" calcext:value-type="float">
            <text:p>3,313399</text:p>
          </table:table-cell>
          <table:table-cell table:style-name="ce3" table:formula="of:=[.C55]-[.E55]" office:value-type="float" office:value="631.123" calcext:value-type="float">
            <text:p>6,31E+02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0722.12" calcext:value-type="float">
            <text:p>20722,12</text:p>
          </table:table-cell>
          <table:table-cell office:value-type="float" office:value="332.8205" calcext:value-type="float">
            <text:p>332,8205</text:p>
          </table:table-cell>
          <table:table-cell office:value-type="float" office:value="0" calcext:value-type="float">
            <text:p>0</text:p>
          </table:table-cell>
          <table:table-cell office:value-type="float" office:value="-322.4725" calcext:value-type="float">
            <text:p>-322,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43805" calcext:value-type="float">
            <text:p>9,94E-09</text:p>
          </table:table-cell>
          <table:table-cell table:style-name="ce4"/>
          <table:table-cell table:formula="of:=[.C56]/[.A56]" office:value-type="float" office:value="0.3328205" calcext:value-type="float">
            <text:p>0,3328205</text:p>
          </table:table-cell>
          <table:table-cell table:style-name="ce3" table:formula="of:=[.C56]-[.E56]" office:value-type="float" office:value="655.293" calcext:value-type="float">
            <text:p>6,55E+02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65888.34" calcext:value-type="float">
            <text:p>65888,34</text:p>
          </table:table-cell>
          <table:table-cell office:value-type="float" office:value="331.2211" calcext:value-type="float">
            <text:p>331,2211</text:p>
          </table:table-cell>
          <table:table-cell office:value-type="float" office:value="0" calcext:value-type="float">
            <text:p>0</text:p>
          </table:table-cell>
          <table:table-cell office:value-type="float" office:value="-329.6689" calcext:value-type="float">
            <text:p>-329,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6736192" calcext:value-type="float">
            <text:p>6,74E-06</text:p>
          </table:table-cell>
          <table:table-cell table:style-name="ce4"/>
          <table:table-cell table:formula="of:=[.C57]/[.A57]" office:value-type="float" office:value="0.03312211" calcext:value-type="float">
            <text:p>0,03312211</text:p>
          </table:table-cell>
          <table:table-cell table:style-name="ce3" table:formula="of:=[.C57]-[.E57]" office:value-type="float" office:value="660.89" calcext:value-type="float">
            <text:p>6,61E+02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268575.7" calcext:value-type="float">
            <text:p>268575,7</text:p>
          </table:table-cell>
          <table:table-cell office:value-type="float" office:value="477.1704" calcext:value-type="float">
            <text:p>477,1704</text:p>
          </table:table-cell>
          <table:table-cell office:value-type="float" office:value="0" calcext:value-type="float">
            <text:p>0</text:p>
          </table:table-cell>
          <table:table-cell office:value-type="float" office:value="-331.7411" calcext:value-type="float">
            <text:p>-331,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543586" calcext:value-type="float">
            <text:p>5,44E-05</text:p>
          </table:table-cell>
          <table:table-cell table:style-name="ce4"/>
          <table:table-cell table:formula="of:=[.C58]/[.A58]" office:value-type="float" office:value="0.004771704" calcext:value-type="float">
            <text:p>0,004771704</text:p>
          </table:table-cell>
          <table:table-cell table:style-name="ce3" table:formula="of:=[.C58]-[.E58]" office:value-type="float" office:value="808.9115" calcext:value-type="float">
            <text:p>8,09E+02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775445.1" calcext:value-type="float">
            <text:p>775445,1</text:p>
          </table:table-cell>
          <table:table-cell office:value-type="float" office:value="792.4004" calcext:value-type="float">
            <text:p>792,4004</text:p>
          </table:table-cell>
          <table:table-cell office:value-type="float" office:value="0" calcext:value-type="float">
            <text:p>0</text:p>
          </table:table-cell>
          <table:table-cell office:value-type="float" office:value="-332.0478" calcext:value-type="float">
            <text:p>-332,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9762522" calcext:value-type="float">
            <text:p>9,76E-05</text:p>
          </table:table-cell>
          <table:table-cell table:style-name="ce4"/>
          <table:table-cell table:formula="of:=[.C59]/[.A59]" office:value-type="float" office:value="0.0007924004" calcext:value-type="float">
            <text:p>0,0007924004</text:p>
          </table:table-cell>
          <table:table-cell table:style-name="ce3" table:formula="of:=[.C59]-[.E59]" office:value-type="float" office:value="1124.4482" calcext:value-type="float">
            <text:p>1,12E+03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1" table:number-columns-repeated="9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61];[.B61];[.C61];[.D61];[.E61])" office:value-type="string" office:string-value="20000bGiesekussteady uniaxial elongationAlpha = 0.5" calcext:value-type="string">
            <text:p>20000bGiesekussteady uniaxial elongationAlpha = 0.5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string" calcext:value-type="string">
            <text:p>Exceed_Niter</text:p>
          </table:table-cell>
          <table:table-cell office:value-type="float" office:value="0.0000003954839" calcext:value-type="float">
            <text:p>3,95E-07</text:p>
          </table:table-cell>
          <table:table-cell/>
          <table:table-cell table:formula="of:=([.B64]-[.E64])/[.A64]" office:value-type="float" office:value="999.0501" calcext:value-type="float">
            <text:p>999,0501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string" calcext:value-type="string">
            <text:p>Exceed_Niter</text:p>
          </table:table-cell>
          <table:table-cell office:value-type="float" office:value="0.000004819402" calcext:value-type="float">
            <text:p>4,82E-06</text:p>
          </table:table-cell>
          <table:table-cell/>
          <table:table-cell table:formula="of:=([.B65]-[.E65])/[.A65]" office:value-type="float" office:value="999.4971" calcext:value-type="float">
            <text:p>999,4971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string" calcext:value-type="string">
            <text:p>Converged</text:p>
          </table:table-cell>
          <table:table-cell office:value-type="float" office:value="0.000000009985561" calcext:value-type="float">
            <text:p>9,99E-09</text:p>
          </table:table-cell>
          <table:table-cell/>
          <table:table-cell table:formula="of:=([.B66]-[.E66])/[.A66]" office:value-type="float" office:value="1003.9943" calcext:value-type="float">
            <text:p>1003,9943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string" calcext:value-type="string">
            <text:p>Converged</text:p>
          </table:table-cell>
          <table:table-cell office:value-type="float" office:value="0.000000009851821" calcext:value-type="float">
            <text:p>9,85E-09</text:p>
          </table:table-cell>
          <table:table-cell/>
          <table:table-cell table:formula="of:=([.B67]-[.E67])/[.A67]" office:value-type="float" office:value="1048.3384" calcext:value-type="float">
            <text:p>1048,3384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string" calcext:value-type="string">
            <text:p>Converged</text:p>
          </table:table-cell>
          <table:table-cell office:value-type="float" office:value="0.000000009525107" calcext:value-type="float">
            <text:p>9,53E-09</text:p>
          </table:table-cell>
          <table:table-cell/>
          <table:table-cell table:formula="of:=([.B68]-[.E68])/[.A68]" office:value-type="float" office:value="1272.6778" calcext:value-type="float">
            <text:p>1272,6778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string" calcext:value-type="string">
            <text:p>Converged</text:p>
          </table:table-cell>
          <table:table-cell office:value-type="float" office:value="0.000000009153797" calcext:value-type="float">
            <text:p>9,15E-09</text:p>
          </table:table-cell>
          <table:table-cell/>
          <table:table-cell table:formula="of:=([.B69]-[.E69])/[.A69]" office:value-type="float" office:value="1331.17107" calcext:value-type="float">
            <text:p>1331,17107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string" calcext:value-type="string">
            <text:p>Converged</text:p>
          </table:table-cell>
          <table:table-cell office:value-type="float" office:value="0.000000008176831" calcext:value-type="float">
            <text:p>8,18E-09</text:p>
          </table:table-cell>
          <table:table-cell/>
          <table:table-cell table:formula="of:=([.B70]-[.E70])/[.A70]" office:value-type="float" office:value="1331.991338" calcext:value-type="float">
            <text:p>1331,991338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string" calcext:value-type="string">
            <text:p>Converged</text:p>
          </table:table-cell>
          <table:table-cell office:value-type="float" office:value="0.000000009264488" calcext:value-type="float">
            <text:p>9,26E-09</text:p>
          </table:table-cell>
          <table:table-cell/>
          <table:table-cell table:formula="of:=([.B71]-[.E71])/[.A71]" office:value-type="float" office:value="1331.9998334" calcext:value-type="float">
            <text:p>1331,9998334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72]-[.E72])/[.A72]" office:value-type="float" office:value="1332.00029833" calcext:value-type="float">
            <text:p>1332,00029833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73]-[.E73])/[.A73]" office:value-type="float" office:value="1332.000329983" calcext:value-type="float">
            <text:p>1332,000329983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74]-[.E74])/[.A74]" office:value-type="float" office:value="1332.0003329998" calcext:value-type="float">
            <text:p>1332,0003329998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76];[.B76];[.C76];[.D76];[.E76])" office:value-type="string" office:string-value="20000cGiesekussteady planar elongationAlpha = 0.5" calcext:value-type="string">
            <text:p>20000cGiesekussteady planar elongationAlpha = 0.5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9335" calcext:value-type="float">
            <text:p>-0,06659335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([.B79]-[.G79])/[.A79]" office:value-type="float" office:value="1332.0002" calcext:value-type="float">
            <text:p>1332,0002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3324" calcext:value-type="float">
            <text:p>-0,6653324</text:p>
          </table:table-cell>
          <table:table-cell office:value-type="string" calcext:value-type="string">
            <text:p>Exceed_Niter</text:p>
          </table:table-cell>
          <table:table-cell office:value-type="float" office:value="0.000004821803" calcext:value-type="float">
            <text:p>4,82E-06</text:p>
          </table:table-cell>
          <table:table-cell/>
          <table:table-cell table:formula="of:=([.B80]-[.G80])/[.A80]" office:value-type="float" office:value="1331.9968" calcext:value-type="float">
            <text:p>1331,9968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93407" calcext:value-type="float">
            <text:p>-6,593407</text:p>
          </table:table-cell>
          <table:table-cell office:value-type="string" calcext:value-type="string">
            <text:p>Converged</text:p>
          </table:table-cell>
          <table:table-cell office:value-type="float" office:value="0.00000000999059" calcext:value-type="float">
            <text:p>9,99E-09</text:p>
          </table:table-cell>
          <table:table-cell/>
          <table:table-cell table:formula="of:=([.B81]-[.G81])/[.A81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0053" calcext:value-type="float">
            <text:p>-60,0053</text:p>
          </table:table-cell>
          <table:table-cell office:value-type="string" calcext:value-type="string">
            <text:p>Converged</text:p>
          </table:table-cell>
          <table:table-cell office:value-type="float" office:value="0.00000000985131" calcext:value-type="float">
            <text:p>9,85E-09</text:p>
          </table:table-cell>
          <table:table-cell/>
          <table:table-cell table:formula="of:=([.B82]-[.G82])/[.A82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4.3894" calcext:value-type="float">
            <text:p>-254,3894</text:p>
          </table:table-cell>
          <table:table-cell office:value-type="string" calcext:value-type="string">
            <text:p>Converged</text:p>
          </table:table-cell>
          <table:table-cell office:value-type="float" office:value="0.000000009288796" calcext:value-type="float">
            <text:p>9,29E-09</text:p>
          </table:table-cell>
          <table:table-cell/>
          <table:table-cell table:formula="of:=([.B83]-[.G83])/[.A83]" office:value-type="float" office:value="1332.0004" calcext:value-type="float">
            <text:p>1332,0004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4.6802" calcext:value-type="float">
            <text:p>-324,6802</text:p>
          </table:table-cell>
          <table:table-cell office:value-type="string" calcext:value-type="string">
            <text:p>Converged</text:p>
          </table:table-cell>
          <table:table-cell office:value-type="float" office:value="0.000000009796167" calcext:value-type="float">
            <text:p>9,80E-09</text:p>
          </table:table-cell>
          <table:table-cell/>
          <table:table-cell table:formula="of:=([.B84]-[.G84])/[.A84]" office:value-type="float" office:value="1332.00002" calcext:value-type="float">
            <text:p>1332,00002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1675" calcext:value-type="float">
            <text:p>-332,1675</text:p>
          </table:table-cell>
          <table:table-cell office:value-type="string" calcext:value-type="string">
            <text:p>Converged</text:p>
          </table:table-cell>
          <table:table-cell office:value-type="float" office:value="0.000000008018001" calcext:value-type="float">
            <text:p>8,02E-09</text:p>
          </table:table-cell>
          <table:table-cell/>
          <table:table-cell table:formula="of:=([.B85]-[.G85])/[.A85]" office:value-type="float" office:value="1331.999675" calcext:value-type="float">
            <text:p>1331,99967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168" calcext:value-type="float">
            <text:p>-332,9168</text:p>
          </table:table-cell>
          <table:table-cell office:value-type="string" calcext:value-type="string">
            <text:p>Converged</text:p>
          </table:table-cell>
          <table:table-cell office:value-type="float" office:value="0.000000009264472" calcext:value-type="float">
            <text:p>9,26E-09</text:p>
          </table:table-cell>
          <table:table-cell/>
          <table:table-cell table:formula="of:=([.B86]-[.G86])/[.A86]" office:value-type="float" office:value="1331.9999168" calcext:value-type="float">
            <text:p>1331,9999168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17" calcext:value-type="float">
            <text:p>-332,9917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87]-[.G87])/[.A87]" office:value-type="float" office:value="1332.00029917" calcext:value-type="float">
            <text:p>1332,00029917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2" calcext:value-type="float">
            <text:p>-332,9992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88]-[.G88])/[.A88]" office:value-type="float" office:value="1332.000329992" calcext:value-type="float">
            <text:p>1332,000329992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9" calcext:value-type="float">
            <text:p>-332,9999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89]-[.G89])/[.A89]" office:value-type="float" office:value="1332.0003329999" calcext:value-type="float">
            <text:p>1332,0003329999</text:p>
          </table:table-cell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1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PageStyle_5f_Tabelle1" style:display-name="PageStyle_Tabelle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1" style:display-name="PageStyle_Tabelle1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2" style:display-name="PageStyle_Tabelle1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3" style:display-name="PageStyle_Tabelle1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3_20_1" style:display-name="PageStyle_Tabelle3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Schön, Malte</meta:initial-creator>
    <meta:creation-date>2024-04-16T08:00:54Z</meta:creation-date>
    <dc:date>2024-04-18T17:33:54.706000000</dc:date>
    <meta:editing-cycles>44</meta:editing-cycles>
    <meta:editing-duration>PT5H18M50S</meta:editing-duration>
    <meta:document-statistic meta:table-count="3" meta:cell-count="2276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linPTT.A4:linPTT.A14 linPTT.L1:linPTT.L1 linPTT.K4:linPTT.K14 linPTT.L16:linPTT.L16 linPTT.K19:linPTT.K29 expPTT.L2:expPTT.L2 expPTT.K5:expPTT.K15 expPTT.L17:expPTT.L17 expPTT.K20:expPTT.K30" chart:data-source-has-labels="row" svg:x="1.33cm" svg:y="0.179cm" svg:width="7.914cm" svg:height="7.641cm">
          <chart:coordinate-region svg:x="2.508cm" svg:y="0.378cm" svg:width="6.086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linPTT.K4:linPTT.K14" chart:label-cell-address="linPTT.L1:linPTT.L1" chart:class="chart:scatter">
            <chart:domain table:cell-range-address="linPTT.A4:linPTT.A14"/>
            <chart:data-point chart:repeated="11"/>
          </chart:series>
          <chart:series chart:style-name="ch10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45">
                <text:p>333.0045</text:p>
                <draw:g>
                  <svg:desc>linPTT.K4:linPTT.K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31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expPTT.L2:expPTT.L2 expPTT.K5:expPTT.K15 expPTT.L17:expPTT.L17 expPTT.K20:expPTT.K30 expPTT.L32:expPTT.L32 expPTT.K35:expPTT.K45" chart:data-source-has-labels="row" svg:x="1.698cm" svg:y="0.386cm" svg:width="20.927cm" svg:height="17.561cm">
          <chart:coordinate-region svg:x="3.06cm" svg:y="0.585cm" svg:width="18.915cm" svg:height="16.715cm"/>
          <chart:axis chart:dimension="x" chart:name="primary-x" chart:style-name="ch4">
            <chart:title svg:x="10.49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style-name="ch14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33cm" svg:y="0.179cm" svg:width="7.914cm" svg:height="7.641cm">
          <chart:coordinate-region svg:x="2.693cm" svg:y="0.378cm" svg:width="5.901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expPTT.A5:expPTT.A15 expPTT.L2:expPTT.L2 expPTT.M5:expPTT.M15 expPTT.L17:expPTT.L17 expPTT.K20:expPTT.K30 linPTT.L1:linPTT.L1 linPTT.M4:linPTT.M14 linPTT.L16:linPTT.L16 linPTT.K19:linPTT.K29" chart:data-source-has-labels="row" svg:x="1.33cm" svg:y="0.179cm" svg:width="7.034cm" svg:height="7.641cm">
          <chart:coordinate-region svg:x="2.507cm" svg:y="0.378cm" svg:width="5.235cm" svg:height="5.996cm"/>
          <chart:axis chart:dimension="x" chart:name="primary-x" chart:style-name="ch4">
            <chart:title svg:x="3.17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8.683cm" svg:y="4.969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linPTT.M4:linPTT.M14" chart:label-cell-address="linPTT.L1:linPTT.L1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0.0173202740163503">
                <text:p>0.0173202740163503</text:p>
                <draw:g>
                  <svg:desc>linPTT.M4:linPTT.M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2475264486">
                <text:p>0.0547722475264486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6371707978441">
                <text:p>0.546371707978441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52077309706864">
                <text:p>1.5207730970686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2.72188124208646">
                <text:p>2.72188124208646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4.14754866172973">
                <text:p>4.14754866172973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13505500863674">
                <text:p>6.13505500863674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9.01991073357353">
                <text:p>9.01991073357353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13.2441189140864">
                <text:p>13.2441189140864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19.4418347521829">
                <text:p>19.4418347521829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K80:expPTT.K90 expPTT.L62:expPTT.L62 expPTT.K65:expPTT.K75 expPTT.L32:expPTT.L32 expPTT.K35:expPTT.K45 expPTT.L17:expPTT.L17 expPTT.K20:expPTT.K30" chart:data-source-has-labels="row" svg:x="1.33cm" svg:y="0.179cm" svg:width="7.914cm" svg:height="7.641cm">
          <chart:coordinate-region svg:x="2.692cm" svg:y="0.378cm" svg:width="6.273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80:expPTT.K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1332.0004">
                <text:p>1332.0004</text:p>
                <draw:g>
                  <svg:desc>expPTT.K80:expPTT.K9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332.5224">
                <text:p>1332.5224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386.2503">
                <text:p>1386.2503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6.879">
                <text:p>23876.879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10233">
                <text:p>10020.10233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3432">
                <text:p>1768.293432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906">
                <text:p>253.4865906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158">
                <text:p>33.0152515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341">
                <text:p>4.068223341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1435">
                <text:p>0.4834941435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76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giesekus.L46:giesekus.L46 giesekus.K49:giesekus.K59 giesekus.L61:giesekus.L61 giesekus.K64:giesekus.K74 giesekus.L76:giesekus.L76 giesekus.K79:giesekus.K89" chart:data-source-has-labels="row" svg:x="1.698cm" svg:y="0.386cm" svg:width="21.377cm" svg:height="17.561cm">
          <chart:coordinate-region svg:x="3.061cm" svg:y="0.585cm" svg:width="19.364cm" svg:height="16.715cm"/>
          <chart:axis chart:dimension="x" chart:name="primary-x" chart:style-name="ch4">
            <chart:title svg:x="10.715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giesekus.K49:giesekus.K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3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4" chart:values-cell-range-address="giesekus.K79:giesekus.K89" chart:label-cell-address="giesekus.L76:giesekus.L76" chart:class="chart:scatter">
            <chart:domain table:cell-range-address="giesekus.A79:giesekus.A8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5</text:p>
                <draw:g>
                  <svg:desc>giesekus.L76:giesekus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333.0001">
                <text:p>333.0001</text:p>
                <draw:g>
                  <svg:desc>giesekus.K49:giesekus.K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79:giesekus.A89</svg:desc>
                </draw:g>
              </table:table-cell>
              <table:table-cell office:value-type="float" office:value="1332.0002">
                <text:p>1332.0002</text:p>
                <draw:g>
                  <svg:desc>giesekus.K79:giesekus.K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1331.9968">
                <text:p>1331.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29.735">
                <text:p>329.735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05.8053">
                <text:p>205.805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332.0004">
                <text:p>1332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31.67663">
                <text:p>31.67663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1332.00002">
                <text:p>1332.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3.313399">
                <text:p>3.313399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1331.999675">
                <text:p>1331.999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0.3328205">
                <text:p>0.3328205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1331.9999168">
                <text:p>1331.999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03312211">
                <text:p>0.03312211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1332.00029917">
                <text:p>1332.00029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04771704">
                <text:p>0.004771704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92">
                <text:p>1332.00032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07924004">
                <text:p>0.0007924004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9">
                <text:p>1332.000332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